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757in" fo:margin-left="0in" fo:margin-top="0in" fo:margin-bottom="0in" table:align="left" style:writing-mode="lr-tb"/>
    </style:style>
    <style:style style:name="Table1.A" style:family="table-column">
      <style:table-column-properties style:column-width="0.9646in"/>
    </style:style>
    <style:style style:name="Table1.B" style:family="table-column">
      <style:table-column-properties style:column-width="5.511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42in" fo:padding-right="0.1042in" fo:padding-top="0in" fo:padding-bottom="0in" fo:border="none">
        <style:background-image/>
      </style:table-cell-properties>
    </style:style>
    <style:style style:name="Table1.B1" style:family="table-cell">
      <style:table-cell-properties fo:padding="0.0104in" fo:border="none"/>
    </style:style>
    <style:style style:name="P1" style:family="paragraph" style:parent-style-name="Standard">
      <style:text-properties fo:language="et" fo:country="EE"/>
    </style:style>
    <style:style style:name="P2" style:family="paragraph" style:parent-style-name="Standard">
      <loext:graphic-properties draw:fill="solid" draw:fill-color="#ffffff"/>
      <style:paragraph-properties style:line-height-at-least="0.1874in" fo:background-color="#ffffff"/>
      <style:text-properties fo:language="et" fo:country="EE" fo:font-weight="bold" style:font-weight-asian="bold"/>
    </style:style>
    <style:style style:name="P3" style:family="paragraph" style:parent-style-name="Standard">
      <style:paragraph-properties style:line-height-at-least="0.2083in"/>
    </style:style>
    <style:style style:name="P4" style:family="paragraph" style:parent-style-name="Standard">
      <loext:graphic-properties draw:fill="solid" draw:fill-color="#f5f2f0"/>
      <style:paragraph-properties style:line-height-at-least="0.2083in" fo:background-color="#f5f2f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style:paragraph-properties style:line-height-at-least="0.2083in"/>
      <style:text-properties fo:color="#24292e" style:font-name="Consolas" fo:font-size="9pt" style:font-size-asian="9pt" style:font-name-complex="Consolas1" style:font-size-complex="9pt"/>
    </style:style>
    <style:style style:name="P6" style:family="paragraph" style:parent-style-name="Standard">
      <style:paragraph-properties style:line-height-at-least="0.2083in"/>
      <style:text-properties fo:font-size="10pt" style:font-size-asian="10pt" style:font-size-complex="10pt"/>
    </style:style>
    <style:style style:name="P7" style:family="paragraph" style:parent-style-name="Standard">
      <style:paragraph-properties style:line-height-at-least="0.2083in" fo:text-align="end" style:justify-single-word="false"/>
      <style:text-properties fo:font-size="10pt" style:font-size-asian="10pt" style:font-size-complex="10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loext:graphic-properties draw:fill="solid" draw:fill-color="#1b2b34"/>
      <style:paragraph-properties style:line-height-at-least="0.1874in" fo:background-color="#1b2b34"/>
      <style:text-properties fo:font-size="16pt" fo:language="en" fo:country="US" fo:font-weight="bold" style:font-size-asian="16pt" style:font-weight-asian="bold" style:font-size-complex="16pt"/>
    </style:style>
    <style:style style:name="P11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n" fo:country="US" fo:font-weight="bold" style:font-size-asian="16pt" style:font-weight-asian="bold" style:font-size-complex="16pt"/>
    </style:style>
    <style:style style:name="P12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n" fo:country="US" style:font-size-asian="16pt" style:font-size-complex="16pt"/>
    </style:style>
    <style:style style:name="P13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t" fo:country="EE" fo:font-weight="bold" style:font-size-asian="16pt" style:font-weight-asian="bold" style:font-size-complex="16pt"/>
    </style:style>
    <style:style style:name="P14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t" fo:country="EE" style:font-size-asian="16pt" style:font-size-complex="16pt"/>
    </style:style>
    <style:style style:name="P15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t" fo:country="EE" officeooo:rsid="00156bcc" officeooo:paragraph-rsid="00156bcc" style:font-size-asian="16pt" style:font-size-complex="16pt"/>
    </style:style>
    <style:style style:name="P16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t" fo:country="EE" officeooo:rsid="001bb625" officeooo:paragraph-rsid="001bb625" style:font-size-asian="16pt" style:font-size-complex="16pt"/>
    </style:style>
    <style:style style:name="P17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n" fo:country="GB" style:font-size-asian="16pt" style:font-size-complex="16pt"/>
    </style:style>
    <style:style style:name="P18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en" fo:country="GB" officeooo:rsid="0015a830" officeooo:paragraph-rsid="0015a830" style:font-size-asian="16pt" style:font-size-complex="16pt"/>
    </style:style>
    <style:style style:name="P19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fo:language="de" fo:country="DE" style:font-size-asian="16pt" style:font-size-complex="16pt"/>
    </style:style>
    <style:style style:name="P20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size="16pt" style:font-size-asian="16pt" style:font-size-complex="16pt"/>
    </style:style>
    <style:style style:name="P21" style:family="paragraph" style:parent-style-name="Standard">
      <loext:graphic-properties draw:fill="solid" draw:fill-color="#1b2b34"/>
      <style:paragraph-properties style:line-height-at-least="0.1874in" fo:background-color="#1b2b34"/>
    </style:style>
    <style:style style:name="P22" style:family="paragraph" style:parent-style-name="Standard">
      <loext:graphic-properties draw:fill="solid" draw:fill-color="#ffffff"/>
      <style:paragraph-properties style:line-height-at-least="0.1874in" fo:background-color="#ffffff"/>
    </style:style>
    <style:style style:name="P23" style:family="paragraph" style:parent-style-name="Standard">
      <loext:graphic-properties draw:fill="solid" draw:fill-color="#ffffff"/>
      <style:paragraph-properties style:line-height-at-least="0.1874in" fo:background-color="#ffffff"/>
      <style:text-properties officeooo:paragraph-rsid="001ebab3"/>
    </style:style>
    <style:style style:name="P24" style:family="paragraph" style:parent-style-name="Standard">
      <loext:graphic-properties draw:fill="solid" draw:fill-color="#ffffff"/>
      <style:paragraph-properties style:line-height-at-least="0.1874in" fo:background-color="#ffffff"/>
      <style:text-properties officeooo:paragraph-rsid="001efccd"/>
    </style:style>
    <style:style style:name="P25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cdd3de" style:font-name="Menlo" fo:font-size="9pt" fo:language="en" fo:country="US" style:font-size-asian="9pt" style:font-name-complex="Menlo1" style:font-size-complex="9pt"/>
    </style:style>
    <style:style style:name="P26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cdd3de" style:font-name="Menlo" fo:font-size="9pt" fo:language="et" fo:country="EE" style:font-size-asian="9pt" style:font-name-complex="Menlo1" style:font-size-complex="9pt"/>
    </style:style>
    <style:style style:name="P27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cdd3de" style:font-name="Menlo" fo:font-size="9pt" style:font-size-asian="9pt" style:font-name-complex="Menlo1" style:font-size-complex="9pt"/>
    </style:style>
    <style:style style:name="P28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cdd3de" style:font-name="Menlo" fo:font-size="9pt" fo:language="de" fo:country="DE" style:font-size-asian="9pt" style:font-name-complex="Menlo1" style:font-size-complex="9pt"/>
    </style:style>
    <style:style style:name="P29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000000" fo:font-size="16pt" fo:language="en" fo:country="US" fo:font-weight="bold" style:font-size-asian="16pt" style:font-weight-asian="bold" style:font-size-complex="16pt"/>
    </style:style>
    <style:style style:name="P30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weight="bold" style:font-weight-asian="bold"/>
    </style:style>
    <style:style style:name="P31" style:family="paragraph" style:parent-style-name="Standard">
      <loext:graphic-properties draw:fill="solid" draw:fill-color="#ffffff"/>
      <style:paragraph-properties style:line-height-at-least="0.1874in" fo:background-color="#ffffff"/>
      <style:text-properties fo:font-weight="bold" officeooo:rsid="001ebab3" officeooo:paragraph-rsid="001ebab3" style:font-weight-asian="bold" style:font-weight-complex="bold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loext:graphic-properties draw:fill="solid" draw:fill-color="#ffffff"/>
      <style:paragraph-properties style:line-height-at-least="0.1874in" fo:background-color="#ffffff"/>
      <style:text-properties fo:language="en" fo:country="US" fo:font-weight="bold" style:font-weight-asian="bold"/>
    </style:style>
    <style:style style:name="P34" style:family="paragraph" style:parent-style-name="Standard">
      <loext:graphic-properties draw:fill="solid" draw:fill-color="#f5f2f0"/>
      <style:paragraph-properties style:line-height-at-least="0.2083in" fo:background-color="#f5f2f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1.5pt" fo:language="en" fo:country="US" style:font-size-asian="11.5pt" style:font-name-complex="Consolas1" style:font-size-complex="11.5pt"/>
    </style:style>
    <style:style style:name="P35" style:family="paragraph" style:parent-style-name="Standard">
      <loext:graphic-properties draw:fill="solid" draw:fill-color="#f5f2f0"/>
      <style:paragraph-properties style:line-height-at-least="0.2083in" fo:background-color="#f5f2f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33333" style:font-name="Consolas" fo:font-size="11.5pt" style:font-size-asian="11.5pt" style:font-name-complex="Consolas1" style:font-size-complex="11.5pt"/>
    </style:style>
    <style:style style:name="P36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333333" style:font-name="Arial" fo:language="en" fo:country="US" fo:background-color="#ffffff" style:font-name-complex="Arial1"/>
    </style:style>
    <style:style style:name="P37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99c794" style:font-name="Menlo" fo:font-size="9pt" style:font-size-asian="9pt" style:font-name-complex="Menlo1" style:font-size-complex="9pt"/>
    </style:style>
    <style:style style:name="P38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font-weight="normal" officeooo:paragraph-rsid="001ebab3" fo:background-color="#1e1e1e"/>
    </style:style>
    <style:style style:name="P4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d455b" officeooo:paragraph-rsid="001d455b" fo:background-color="#1e1e1e"/>
    </style:style>
    <style:style style:name="P42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font-weight="normal" officeooo:rsid="001f70b0" officeooo:paragraph-rsid="001f70b0" fo:background-color="#1e1e1e"/>
    </style:style>
    <style:style style:name="P43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font-weight="normal" officeooo:rsid="0020df71" officeooo:paragraph-rsid="0020df71" fo:background-color="#1e1e1e"/>
    </style:style>
    <style:style style:name="P44" style:family="paragraph" style:parent-style-name="Standard">
      <loext:graphic-properties draw:fill="solid" draw:fill-color="#ffffff"/>
      <style:paragraph-properties style:line-height-at-least="0.198in" fo:background-color="#ffffff"/>
      <style:text-properties fo:color="#d4d4d4" style:font-name="Droid Sans Mono" fo:font-size="10.5pt" fo:font-weight="normal" officeooo:rsid="0020df71" officeooo:paragraph-rsid="00223015" fo:background-color="#1e1e1e"/>
    </style:style>
    <style:style style:name="P45" style:family="paragraph" style:parent-style-name="Standard">
      <loext:graphic-properties draw:fill="solid" draw:fill-color="#ffffff"/>
      <style:paragraph-properties style:line-height-at-least="0.198in" fo:background-color="#ffffff"/>
      <style:text-properties fo:color="#d4d4d4" style:font-name="Droid Sans Mono" fo:font-size="10.5pt" fo:font-weight="normal" officeooo:rsid="00223972" officeooo:paragraph-rsid="00223972" fo:background-color="#1e1e1e"/>
    </style:style>
    <style:style style:name="P46" style:family="paragraph" style:parent-style-name="Standard">
      <style:text-properties fo:color="#d4d4d4" style:font-name="Droid Sans Mono" fo:font-size="10.5pt" fo:font-weight="normal" officeooo:rsid="002388d7" officeooo:paragraph-rsid="002388d7" fo:background-color="#1e1e1e"/>
    </style:style>
    <style:style style:name="P47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font-weight="normal" officeooo:rsid="002388d7" officeooo:paragraph-rsid="0025b362" fo:background-color="#1e1e1e"/>
    </style:style>
    <style:style style:name="P48" style:family="paragraph" style:parent-style-name="Standard">
      <style:text-properties fo:color="#d4d4d4" style:font-name="Droid Sans Mono" fo:font-size="10.5pt" fo:font-weight="normal" officeooo:rsid="0027d953" officeooo:paragraph-rsid="0027d953" fo:background-color="#1e1e1e"/>
    </style:style>
    <style:style style:name="P49" style:family="paragraph" style:parent-style-name="Standard">
      <style:text-properties fo:color="#d4d4d4" style:font-name="Droid Sans Mono" fo:font-size="10.5pt" fo:font-weight="normal" officeooo:rsid="002885da" officeooo:paragraph-rsid="002885da" fo:background-color="#1e1e1e"/>
    </style:style>
    <style:style style:name="P50" style:family="paragraph" style:parent-style-name="Standard">
      <style:text-properties fo:color="#d4d4d4" style:font-name="Droid Sans Mono" fo:font-size="10.5pt" fo:font-weight="normal" officeooo:rsid="002d4cbd" officeooo:paragraph-rsid="002d4cbd" fo:background-color="#1e1e1e"/>
    </style:style>
    <style:style style:name="P51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f09e1" officeooo:paragraph-rsid="002f09e1" fo:background-color="#1e1e1e"/>
    </style:style>
    <style:style style:name="P52" style:family="paragraph" style:parent-style-name="Standard">
      <style:text-properties fo:color="#d4d4d4" style:font-name="Droid Sans Mono" fo:font-size="10.5pt" fo:font-weight="normal" officeooo:rsid="00301f21" officeooo:paragraph-rsid="00301f21" fo:background-color="#1e1e1e"/>
    </style:style>
    <style:style style:name="P53" style:family="paragraph" style:parent-style-name="Standard">
      <style:text-properties fo:color="#d4d4d4" style:font-name="Droid Sans Mono" fo:font-size="10.5pt" fo:font-weight="normal" officeooo:rsid="00344216" officeooo:paragraph-rsid="00344216" fo:background-color="#1e1e1e"/>
    </style:style>
    <style:style style:name="P54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language="et" fo:country="EE" fo:font-weight="normal" officeooo:rsid="001bb625" officeooo:paragraph-rsid="001bb625" fo:background-color="#1e1e1e" style:font-size-asian="16pt" style:font-size-complex="16pt"/>
    </style:style>
    <style:style style:name="P55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4d4d4" style:font-name="Droid Sans Mono" fo:font-size="10.5pt" fo:language="et" fo:country="EE" fo:font-weight="normal" officeooo:rsid="00156bcc" officeooo:paragraph-rsid="00156bcc" fo:background-color="#1e1e1e" style:font-size-asian="16pt" style:font-size-complex="16pt"/>
    </style:style>
    <style:style style:name="P56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65737e" style:font-name="Menlo" fo:font-size="9pt" fo:language="en" fo:country="US" style:font-size-asian="9pt" style:font-name-complex="Menlo1" style:font-size-complex="9pt"/>
    </style:style>
    <style:style style:name="P57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65737e" style:font-name="Menlo" fo:font-size="9pt" fo:language="en" fo:country="US" officeooo:rsid="00177d1e" officeooo:paragraph-rsid="00177d1e" style:font-size-asian="9pt" style:font-name-complex="Menlo1" style:font-size-complex="9pt"/>
    </style:style>
    <style:style style:name="P58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65737e" style:font-name="Menlo" fo:font-size="9pt" fo:language="de" fo:country="DE" style:font-size-asian="9pt" style:font-name-complex="Menlo1" style:font-size-complex="9pt"/>
    </style:style>
    <style:style style:name="P59" style:family="paragraph" style:parent-style-name="Standard">
      <loext:graphic-properties draw:fill="solid" draw:fill-color="#1b2b34"/>
      <style:paragraph-properties style:line-height-at-least="0.1874in" fo:background-color="#1b2b34"/>
      <style:text-properties fo:color="#5fb3b3" style:font-name="Menlo" fo:font-size="9pt" fo:language="en" fo:country="US" style:font-size-asian="9pt" style:font-name-complex="Menlo1" style:font-size-complex="9pt"/>
    </style:style>
    <style:style style:name="P60" style:family="paragraph" style:parent-style-name="Standard">
      <loext:graphic-properties draw:fill="solid" draw:fill-color="#f5f2f0"/>
      <style:paragraph-properties style:line-height-at-least="0.2083in" fo:background-color="#f5f2f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999999" style:font-name="Consolas" fo:font-size="10pt" fo:language="en" fo:country="US" style:font-size-asian="10pt" style:font-name-complex="Consolas1" style:font-size-complex="10pt"/>
    </style:style>
    <style:style style:name="P61" style:family="paragraph" style:parent-style-name="Standard">
      <loext:graphic-properties draw:fill="solid" draw:fill-color="#f5f2f0"/>
      <style:paragraph-properties style:line-height-at-least="0.2083in" fo:background-color="#f5f2f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999999" style:font-name="Consolas" fo:font-size="10pt" style:font-size-asian="10pt" style:font-name-complex="Consolas1" style:font-size-complex="10pt"/>
    </style:style>
    <style:style style:name="P6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63" style:family="paragraph" style:parent-style-name="Standard">
      <style:paragraph-properties style:line-height-at-least="0.198in"/>
    </style:style>
    <style:style style:name="P64" style:family="paragraph" style:parent-style-name="Standard">
      <loext:graphic-properties draw:fill="solid" draw:fill-color="#ffffff"/>
      <style:paragraph-properties style:line-height-at-least="0.1874in" fo:background-color="#ffffff"/>
      <style:text-properties officeooo:rsid="001ebab3" officeooo:paragraph-rsid="001ebab3"/>
    </style:style>
    <style:style style:name="P65" style:family="paragraph" style:parent-style-name="Standard">
      <loext:graphic-properties draw:fill="solid" draw:fill-color="#ffffff"/>
      <style:paragraph-properties style:line-height-at-least="0.1874in" fo:background-color="#ffffff"/>
      <style:text-properties officeooo:rsid="001efccd" officeooo:paragraph-rsid="001efccd"/>
    </style:style>
    <style:style style:name="P66" style:family="paragraph" style:parent-style-name="Standard">
      <loext:graphic-properties draw:fill="solid" draw:fill-color="#ffffff"/>
      <style:paragraph-properties style:line-height-at-least="0.1874in" fo:background-color="#ffffff"/>
      <style:text-properties officeooo:rsid="001f70b0" officeooo:paragraph-rsid="001f70b0"/>
    </style:style>
    <style:style style:name="P67" style:family="paragraph" style:parent-style-name="Standard">
      <loext:graphic-properties draw:fill="solid" draw:fill-color="#ffffff"/>
      <style:paragraph-properties style:line-height-at-least="0.1874in" fo:background-color="#ffffff"/>
      <style:text-properties officeooo:rsid="0020df71" officeooo:paragraph-rsid="0020df71"/>
    </style:style>
    <style:style style:name="P68" style:family="paragraph" style:parent-style-name="Standard">
      <style:text-properties officeooo:rsid="00223a2a" officeooo:paragraph-rsid="00223a2a"/>
    </style:style>
    <style:style style:name="P69" style:family="paragraph" style:parent-style-name="Standard">
      <style:text-properties officeooo:rsid="002388d7" officeooo:paragraph-rsid="002388d7"/>
    </style:style>
    <style:style style:name="P70" style:family="paragraph" style:parent-style-name="Standard">
      <style:text-properties officeooo:rsid="0023c0bc" officeooo:paragraph-rsid="0023c0bc"/>
    </style:style>
    <style:style style:name="P71" style:family="paragraph" style:parent-style-name="Standard">
      <style:text-properties officeooo:rsid="0025f8b5" officeooo:paragraph-rsid="0025f8b5"/>
    </style:style>
    <style:style style:name="P72" style:family="paragraph" style:parent-style-name="Standard">
      <style:text-properties officeooo:rsid="0027d953" officeooo:paragraph-rsid="0027d953"/>
    </style:style>
    <style:style style:name="P73" style:family="paragraph" style:parent-style-name="Standard">
      <style:text-properties officeooo:rsid="0027f913" officeooo:paragraph-rsid="0027f913"/>
    </style:style>
    <style:style style:name="P74" style:family="paragraph" style:parent-style-name="Standard">
      <style:text-properties officeooo:rsid="002885da" officeooo:paragraph-rsid="002885da"/>
    </style:style>
    <style:style style:name="P75" style:family="paragraph" style:parent-style-name="Standard">
      <style:text-properties officeooo:rsid="002d4cbd" officeooo:paragraph-rsid="002d4cbd"/>
    </style:style>
    <style:style style:name="P76" style:family="paragraph" style:parent-style-name="Standard">
      <style:text-properties officeooo:rsid="002f09e1" officeooo:paragraph-rsid="002f09e1"/>
    </style:style>
    <style:style style:name="P77" style:family="paragraph" style:parent-style-name="Standard">
      <loext:graphic-properties draw:fill="solid" draw:fill-color="#ffffff"/>
      <style:paragraph-properties style:line-height-at-least="0.198in" fo:background-color="#ffffff"/>
      <style:text-properties fo:color="#dcdcaa" style:font-name="Droid Sans Mono" fo:font-size="10.5pt" fo:font-weight="normal" officeooo:rsid="00223015" officeooo:paragraph-rsid="00223015" fo:background-color="#1e1e1e"/>
    </style:style>
    <style:style style:name="P78" style:family="paragraph" style:parent-style-name="Standard">
      <loext:graphic-properties draw:fill="solid" draw:fill-color="#ffffff"/>
      <style:paragraph-properties style:line-height-at-least="0.198in" fo:background-color="#ffffff"/>
      <style:text-properties fo:color="#dcdcaa" style:font-name="Droid Sans Mono" fo:font-size="10.5pt" fo:font-weight="normal" officeooo:rsid="00223972" officeooo:paragraph-rsid="00223972" fo:background-color="#1e1e1e"/>
    </style:style>
    <style:style style:name="P79" style:family="paragraph" style:parent-style-name="Standard">
      <loext:graphic-properties draw:fill="solid" draw:fill-color="#ffffff"/>
      <style:paragraph-properties style:line-height-at-least="0.198in" fo:background-color="#ffffff"/>
      <style:text-properties fo:color="#dcdcaa" style:font-name="Droid Sans Mono" fo:font-size="10.5pt" fo:font-weight="normal" officeooo:rsid="00223a2a" officeooo:paragraph-rsid="00223a2a" fo:background-color="#1e1e1e"/>
    </style:style>
    <style:style style:name="P80" style:family="paragraph" style:parent-style-name="Standard">
      <loext:graphic-properties draw:fill="solid" draw:fill-color="#ffffff"/>
      <style:paragraph-properties style:line-height-at-least="0.1874in" fo:background-color="#ffffff"/>
      <style:text-properties fo:color="#dcdcaa" style:font-name="Droid Sans Mono" fo:font-size="10.5pt" fo:font-weight="normal" officeooo:rsid="0020df71" officeooo:paragraph-rsid="00223972" fo:background-color="#1e1e1e"/>
    </style:style>
    <style:style style:name="P81" style:family="paragraph" style:parent-style-name="Standard">
      <style:text-properties officeooo:rsid="002f2b04" officeooo:paragraph-rsid="002f2b04"/>
    </style:style>
    <style:style style:name="P82" style:family="paragraph" style:parent-style-name="Standard">
      <style:text-properties officeooo:rsid="00301f21" officeooo:paragraph-rsid="00301f21"/>
    </style:style>
    <style:style style:name="P83" style:family="paragraph" style:parent-style-name="Standard">
      <style:text-properties officeooo:rsid="00331ff1" officeooo:paragraph-rsid="00331ff1"/>
    </style:style>
    <style:style style:name="P84" style:family="paragraph" style:parent-style-name="Standard">
      <style:text-properties officeooo:rsid="00344216" officeooo:paragraph-rsid="00344216"/>
    </style:style>
    <style:style style:name="P85" style:family="paragraph" style:parent-style-name="Standard">
      <style:text-properties officeooo:rsid="0035eb10" officeooo:paragraph-rsid="0035eb10"/>
    </style:style>
    <style:style style:name="P86" style:family="paragraph" style:parent-style-name="Standard">
      <loext:graphic-properties draw:fill="solid" draw:fill-color="#1b2b34"/>
      <style:paragraph-properties fo:margin-top="0in" fo:margin-bottom="0.1665in" loext:contextual-spacing="false" style:line-height-at-least="0.1874in" fo:background-color="#1b2b34"/>
      <style:text-properties fo:color="#cdd3de" style:font-name="Menlo" fo:font-size="9pt" fo:language="en" fo:country="US" style:font-size-asian="9pt" style:font-name-complex="Menlo1" style:font-size-complex="9pt"/>
    </style:style>
    <style:style style:name="P87" style:family="paragraph" style:parent-style-name="Normal_20__28_Web_29_">
      <loext:graphic-properties draw:fill="solid" draw:fill-color="#ffffff"/>
      <style:paragraph-properties fo:margin-top="0in" fo:margin-bottom="0.1098in" loext:contextual-spacing="false" fo:background-color="#ffffff"/>
      <style:text-properties fo:color="#29303b" style:font-name="Helvetica" fo:font-size="11.5pt" fo:font-weight="bold" style:font-size-asian="11.5pt" style:font-weight-asian="bold" style:font-size-complex="11.5pt" style:font-weight-complex="bold"/>
    </style:style>
    <style:style style:name="P88" style:family="paragraph" style:parent-style-name="Normal_20__28_Web_29_">
      <loext:graphic-properties draw:fill="solid" draw:fill-color="#ffffff"/>
      <style:paragraph-properties fo:margin-top="0in" fo:margin-bottom="0.1098in" loext:contextual-spacing="false" fo:background-color="#ffffff"/>
      <style:text-properties fo:color="#29303b" style:font-name="Helvetica" fo:font-size="11.5pt" style:font-size-asian="11.5pt" style:font-size-complex="11.5pt"/>
    </style:style>
    <style:style style:name="P89" style:family="paragraph" style:parent-style-name="Standard">
      <style:paragraph-properties fo:margin-top="0in" fo:margin-bottom="0.4583in" loext:contextual-spacing="false"/>
      <style:text-properties fo:color="#333333" style:font-name="Arial" fo:language="en" fo:country="US" fo:background-color="#ffffff" style:font-name-complex="Arial1"/>
    </style:style>
    <style:style style:name="P90" style:family="paragraph" style:parent-style-name="Standard">
      <style:paragraph-properties fo:margin-top="0in" fo:margin-bottom="0.1965in" loext:contextual-spacing="false" style:line-height-at-least="0.198in"/>
    </style:style>
    <style:style style:name="P91" style:family="paragraph" style:parent-style-name="List_20_Paragraph" style:list-style-name="WWNum1">
      <loext:graphic-properties draw:fill="solid" draw:fill-color="#ffffff"/>
      <style:paragraph-properties style:line-height-at-least="0.1874in" fo:background-color="#ffffff"/>
      <style:text-properties fo:font-size="16pt" fo:language="de" fo:country="DE" style:font-size-asian="16pt" style:font-size-complex="16pt"/>
    </style:style>
    <style:style style:name="P92" style:family="paragraph" style:parent-style-name="Standard" style:master-page-name="Standard">
      <style:paragraph-properties style:page-number="auto"/>
    </style:style>
    <style:style style:name="P93" style:family="paragraph" style:parent-style-name="Standard" style:list-style-name="L1">
      <loext:graphic-properties draw:fill="solid" draw:fill-color="#ffffff"/>
      <style:paragraph-properties style:line-height-at-least="0.1874in" fo:background-color="#ffffff"/>
      <style:text-properties officeooo:rsid="001ebab3" officeooo:paragraph-rsid="001ebab3"/>
    </style:style>
    <style:style style:name="P94" style:family="paragraph" style:parent-style-name="Standard" style:list-style-name="L1">
      <loext:graphic-properties draw:fill="solid" draw:fill-color="#ffffff"/>
      <style:paragraph-properties style:line-height-at-least="0.1874in" fo:background-color="#ffffff"/>
      <style:text-properties officeooo:rsid="001efccd" officeooo:paragraph-rsid="001efccd"/>
    </style:style>
    <style:style style:name="P95" style:family="paragraph" style:parent-style-name="Standard">
      <style:text-properties officeooo:rsid="00344216" officeooo:paragraph-rsid="00344216"/>
    </style:style>
    <style:style style:name="P96" style:family="paragraph" style:parent-style-name="Standard">
      <style:text-properties officeooo:rsid="00381995" officeooo:paragraph-rsid="00381995"/>
    </style:style>
    <style:style style:name="P9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98" style:family="paragraph" style:parent-style-name="Standard">
      <style:text-properties fo:color="#d4d4d4" style:font-name="Droid Sans Mono" fo:font-size="10.5pt" fo:font-weight="normal" officeooo:rsid="00381995" officeooo:paragraph-rsid="00381995" fo:background-color="#1e1e1e"/>
    </style:style>
    <style:style style:name="P99" style:family="paragraph" style:parent-style-name="Standard">
      <style:text-properties fo:color="#d4d4d4" style:font-name="Droid Sans Mono" fo:font-size="10.5pt" fo:font-weight="normal" officeooo:paragraph-rsid="003abf2f" fo:background-color="#1e1e1e"/>
    </style:style>
    <style:style style:name="P100" style:family="paragraph" style:parent-style-name="Standard">
      <style:text-properties fo:color="#d4d4d4" style:font-name="Droid Sans Mono" fo:font-size="10.5pt" fo:font-weight="normal" officeooo:rsid="003bf1fb" officeooo:paragraph-rsid="003bf1fb" fo:background-color="#1e1e1e"/>
    </style:style>
    <style:style style:name="P101" style:family="paragraph" style:parent-style-name="Standard">
      <style:text-properties officeooo:rsid="0039631d" officeooo:paragraph-rsid="0039631d"/>
    </style:style>
    <style:style style:name="P102" style:family="paragraph" style:parent-style-name="Standard">
      <style:text-properties officeooo:rsid="003abf2f" officeooo:paragraph-rsid="003abf2f"/>
    </style:style>
    <style:style style:name="P103" style:family="paragraph" style:parent-style-name="Standard">
      <style:text-properties officeooo:rsid="003bf1fb" officeooo:paragraph-rsid="003bf1fb"/>
    </style:style>
    <style:style style:name="P104" style:family="paragraph" style:parent-style-name="Standard">
      <style:text-properties officeooo:paragraph-rsid="003bf1fb"/>
    </style:style>
    <style:style style:name="T1" style:family="text">
      <style:text-properties fo:color="#333333" style:font-name="Helvetica" fo:background-color="#ffffff" loext:char-shading-value="0"/>
    </style:style>
    <style:style style:name="T2" style:family="text">
      <style:text-properties fo:color="#333333" style:font-name="Consolas" fo:font-size="10pt" fo:background-color="#f5f2f0" loext:char-shading-value="0" style:font-size-asian="10pt" style:font-name-complex="Consolas1" style:font-size-complex="10pt"/>
    </style:style>
    <style:style style:name="T3" style:family="text">
      <style:text-properties fo:color="#333333" style:font-name="Consolas" fo:font-size="10pt" fo:language="en" fo:country="US" style:font-size-asian="10pt" style:font-name-complex="Consolas1" style:font-size-complex="10pt"/>
    </style:style>
    <style:style style:name="T4" style:family="text">
      <style:text-properties fo:color="#333333" style:font-name="Consolas" fo:font-size="11.5pt" fo:language="en" fo:country="US" style:font-size-asian="11.5pt" style:font-name-complex="Consolas1" style:font-size-complex="11.5pt"/>
    </style:style>
    <style:style style:name="T5" style:family="text">
      <style:text-properties fo:color="#333333" style:font-name="Consolas" fo:font-size="11.5pt" style:font-size-asian="11.5pt" style:font-name-complex="Consolas1" style:font-size-complex="11.5pt"/>
    </style:style>
    <style:style style:name="T6" style:family="text">
      <style:text-properties fo:color="#d73a49" style:font-name="Consolas" fo:font-size="9pt" style:font-size-asian="9pt" style:font-name-complex="Consolas1" style:font-size-complex="9pt"/>
    </style:style>
    <style:style style:name="T7" style:family="text">
      <style:text-properties fo:color="#24292e" style:font-name="Consolas" fo:font-size="9pt" style:font-size-asian="9pt" style:font-name-complex="Consolas1" style:font-size-complex="9pt"/>
    </style:style>
    <style:style style:name="T8" style:family="text">
      <style:text-properties fo:color="#6f42c1" style:font-name="Consolas" fo:font-size="9pt" style:font-size-asian="9pt" style:font-name-complex="Consolas1" style:font-size-complex="9pt"/>
    </style:style>
    <style:style style:name="T9" style:family="text">
      <style:text-properties fo:color="#032f62" style:font-name="Consolas" fo:font-size="9pt" style:font-size-asian="9pt" style:font-name-complex="Consolas1" style:font-size-complex="9pt"/>
    </style:style>
    <style:style style:name="T10" style:family="text">
      <style:text-properties fo:color="#005cc5" style:font-name="Consolas" fo:font-size="9pt" style:font-size-asian="9pt" style:font-name-complex="Consolas1" style:font-size-complex="9pt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size="16pt" fo:language="et" fo:country="EE" style:font-size-asian="16pt" style:font-size-complex="16pt"/>
    </style:style>
    <style:style style:name="T13" style:family="text">
      <style:text-properties fo:font-size="16pt" fo:language="en" fo:country="GB" style:font-size-asian="16pt" style:font-size-complex="16pt"/>
    </style:style>
    <style:style style:name="T14" style:family="text">
      <style:text-properties fo:color="#5fb3b3" style:font-name="Menlo" fo:font-size="9pt" fo:language="en" fo:country="US" style:font-size-asian="9pt" style:font-name-complex="Menlo1" style:font-size-complex="9pt"/>
    </style:style>
    <style:style style:name="T15" style:family="text">
      <style:text-properties fo:color="#5fb3b3" style:font-name="Menlo" fo:font-size="9pt" style:font-size-asian="9pt" style:font-name-complex="Menlo1" style:font-size-complex="9pt"/>
    </style:style>
    <style:style style:name="T16" style:family="text">
      <style:text-properties fo:color="#5fb3b3" style:font-name="Menlo" fo:font-size="9pt" fo:language="de" fo:country="DE" style:font-size-asian="9pt" style:font-name-complex="Menlo1" style:font-size-complex="9pt"/>
    </style:style>
    <style:style style:name="T17" style:family="text">
      <style:text-properties fo:color="#5fb3b3" style:font-name="Menlo" fo:font-size="9pt" fo:language="et" fo:country="EE" style:font-size-asian="9pt" style:font-name-complex="Menlo1" style:font-size-complex="9pt"/>
    </style:style>
    <style:style style:name="T18" style:family="text">
      <style:text-properties fo:color="#99c794" style:font-name="Menlo" fo:font-size="9pt" fo:language="en" fo:country="US" style:font-size-asian="9pt" style:font-name-complex="Menlo1" style:font-size-complex="9pt"/>
    </style:style>
    <style:style style:name="T19" style:family="text">
      <style:text-properties fo:color="#99c794" style:font-name="Menlo" fo:font-size="9pt" style:font-size-asian="9pt" style:font-name-complex="Menlo1" style:font-size-complex="9pt"/>
    </style:style>
    <style:style style:name="T20" style:family="text">
      <style:text-properties fo:color="#99c794" style:font-name="Menlo" fo:font-size="9pt" fo:language="de" fo:country="DE" style:font-size-asian="9pt" style:font-name-complex="Menlo1" style:font-size-complex="9pt"/>
    </style:style>
    <style:style style:name="T21" style:family="text">
      <style:text-properties fo:color="#cdd3de" style:font-name="Menlo" fo:font-size="9pt" fo:language="en" fo:country="US" style:font-size-asian="9pt" style:font-name-complex="Menlo1" style:font-size-complex="9pt"/>
    </style:style>
    <style:style style:name="T22" style:family="text">
      <style:text-properties fo:color="#cdd3de" style:font-name="Menlo" fo:font-size="9pt" style:font-size-asian="9pt" style:font-name-complex="Menlo1" style:font-size-complex="9pt"/>
    </style:style>
    <style:style style:name="T23" style:family="text">
      <style:text-properties fo:color="#cdd3de" style:font-name="Menlo" fo:font-size="9pt" fo:language="de" fo:country="DE" style:font-size-asian="9pt" style:font-name-complex="Menlo1" style:font-size-complex="9pt"/>
    </style:style>
    <style:style style:name="T24" style:family="text">
      <style:text-properties fo:color="#cdd3de" style:font-name="Menlo" fo:font-size="9pt" fo:language="et" fo:country="EE" style:font-size-asian="9pt" style:font-name-complex="Menlo1" style:font-size-complex="9pt"/>
    </style:style>
    <style:style style:name="T25" style:family="text">
      <style:text-properties fo:color="#65737e" style:font-name="Menlo" fo:font-size="9pt" fo:language="en" fo:country="US" style:font-size-asian="9pt" style:font-name-complex="Menlo1" style:font-size-complex="9pt"/>
    </style:style>
    <style:style style:name="T26" style:family="text">
      <style:text-properties fo:color="#65737e" style:font-name="Menlo" fo:font-size="9pt" fo:language="en" fo:country="US" officeooo:rsid="00149073" style:font-size-asian="9pt" style:font-name-complex="Menlo1" style:font-size-complex="9pt"/>
    </style:style>
    <style:style style:name="T27" style:family="text">
      <style:text-properties fo:color="#65737e" style:font-name="Menlo" fo:font-size="9pt" fo:language="de" fo:country="DE" style:font-size-asian="9pt" style:font-name-complex="Menlo1" style:font-size-complex="9pt"/>
    </style:style>
    <style:style style:name="T28" style:family="text">
      <style:text-properties fo:color="#65737e" style:font-name="Menlo" fo:font-size="9pt" fo:language="et" fo:country="EE" style:font-size-asian="9pt" style:font-name-complex="Menlo1" style:font-size-complex="9pt"/>
    </style:style>
    <style:style style:name="T29" style:family="text">
      <style:text-properties fo:color="#c594c5" style:font-name="Menlo" fo:font-size="9pt" fo:language="en" fo:country="US" style:font-size-asian="9pt" style:font-name-complex="Menlo1" style:font-size-complex="9pt"/>
    </style:style>
    <style:style style:name="T30" style:family="text">
      <style:text-properties fo:color="#c594c5" style:font-name="Menlo" fo:font-size="9pt" fo:language="et" fo:country="EE" style:font-size-asian="9pt" style:font-name-complex="Menlo1" style:font-size-complex="9pt"/>
    </style:style>
    <style:style style:name="T31" style:family="text">
      <style:text-properties fo:color="#f99157" style:font-name="Menlo" fo:font-size="9pt" fo:language="en" fo:country="US" style:font-size-asian="9pt" style:font-name-complex="Menlo1" style:font-size-complex="9pt"/>
    </style:style>
    <style:style style:name="T32" style:family="text">
      <style:text-properties fo:color="#f99157" style:font-name="Menlo" fo:font-size="9pt" style:font-size-asian="9pt" style:font-name-complex="Menlo1" style:font-size-complex="9pt"/>
    </style:style>
    <style:style style:name="T33" style:family="text">
      <style:text-properties fo:color="#fac863" style:font-name="Menlo" fo:font-size="9pt" fo:language="en" fo:country="US" style:font-size-asian="9pt" style:font-name-complex="Menlo1" style:font-size-complex="9pt"/>
    </style:style>
    <style:style style:name="T34" style:family="text">
      <style:text-properties fo:color="#6699cc" style:font-name="Menlo" fo:font-size="9pt" fo:language="en" fo:country="US" style:font-size-asian="9pt" style:font-name-complex="Menlo1" style:font-size-complex="9pt"/>
    </style:style>
    <style:style style:name="T35" style:family="text">
      <style:text-properties fo:color="#6699cc" style:font-name="Menlo" fo:font-size="9pt" fo:language="et" fo:country="EE" style:font-size-asian="9pt" style:font-name-complex="Menlo1" style:font-size-complex="9pt"/>
    </style:style>
    <style:style style:name="T36" style:family="text">
      <style:text-properties fo:color="#6699cc" style:font-name="Menlo" fo:font-size="9pt" fo:language="de" fo:country="DE" style:font-size-asian="9pt" style:font-name-complex="Menlo1" style:font-size-complex="9pt"/>
    </style:style>
    <style:style style:name="T37" style:family="text">
      <style:text-properties fo:font-weight="bold" style:font-weight-asian="bold"/>
    </style:style>
    <style:style style:name="T38" style:family="text">
      <style:text-properties fo:language="et" fo:country="EE" fo:font-weight="bold" style:font-weight-asian="bold"/>
    </style:style>
    <style:style style:name="T39" style:family="text">
      <style:text-properties fo:language="en" fo:country="US"/>
    </style:style>
    <style:style style:name="T40" style:family="text">
      <style:text-properties fo:color="#0077aa" style:font-name="Consolas" fo:font-size="10pt" fo:language="en" fo:country="US" style:font-size-asian="10pt" style:font-name-complex="Consolas1" style:font-size-complex="10pt"/>
    </style:style>
    <style:style style:name="T41" style:family="text">
      <style:text-properties fo:color="#a67f59" style:font-name="Consolas" fo:font-size="10pt" fo:language="en" fo:country="US" style:font-size-asian="10pt" style:font-name-complex="Consolas1" style:font-size-complex="10pt"/>
    </style:style>
    <style:style style:name="T42" style:family="text">
      <style:text-properties fo:color="#999999" style:font-name="Consolas" fo:font-size="10pt" fo:language="en" fo:country="US" style:font-size-asian="10pt" style:font-name-complex="Consolas1" style:font-size-complex="10pt"/>
    </style:style>
    <style:style style:name="T43" style:family="text">
      <style:text-properties fo:color="#990055" style:font-name="Consolas" fo:font-size="10pt" fo:language="en" fo:country="US" style:font-size-asian="10pt" style:font-name-complex="Consolas1" style:font-size-complex="10pt"/>
    </style:style>
    <style:style style:name="T44" style:family="text">
      <style:text-properties fo:color="#669900" style:font-name="Consolas" fo:font-size="10pt" fo:language="en" fo:country="US" style:font-size-asian="10pt" style:font-name-complex="Consolas1" style:font-size-complex="10pt"/>
    </style:style>
    <style:style style:name="T45" style:family="text">
      <style:text-properties fo:color="#669900" style:font-name="Consolas" fo:font-size="10pt" style:font-size-asian="10pt" style:font-name-complex="Consolas1" style:font-size-complex="10pt"/>
    </style:style>
    <style:style style:name="T46" style:family="text">
      <style:text-properties fo:color="#708090" style:font-name="Consolas" fo:font-size="10pt" style:font-size-asian="10pt" style:font-name-complex="Consolas1" style:font-size-complex="10pt"/>
    </style:style>
    <style:style style:name="T47" style:family="text">
      <style:text-properties fo:color="#6796e6"/>
    </style:style>
    <style:style style:name="T48" style:family="text">
      <style:text-properties fo:color="#6796e6" style:font-name="Menlo" fo:font-size="9pt" fo:language="en" fo:country="US" style:font-size-asian="9pt" style:font-name-complex="Menlo1" style:font-size-complex="9pt"/>
    </style:style>
    <style:style style:name="T49" style:family="text">
      <style:text-properties fo:color="#569cd6"/>
    </style:style>
    <style:style style:name="T50" style:family="text">
      <style:text-properties fo:color="#569cd6" style:font-name="Droid Sans Mono" fo:font-size="10.5pt" fo:font-weight="normal" fo:background-color="#1e1e1e" loext:char-shading-value="0"/>
    </style:style>
    <style:style style:name="T51" style:family="text">
      <style:text-properties fo:color="#9cdcfe"/>
    </style:style>
    <style:style style:name="T52" style:family="text">
      <style:text-properties fo:color="#9cdcfe" style:font-name="Droid Sans Mono" fo:font-size="10.5pt" fo:font-weight="normal" fo:background-color="#1e1e1e" loext:char-shading-value="0"/>
    </style:style>
    <style:style style:name="T53" style:family="text">
      <style:text-properties fo:color="#9cdcfe" style:font-name="Droid Sans Mono" fo:font-size="10.5pt" fo:font-weight="normal" officeooo:rsid="002b7ee9" fo:background-color="#1e1e1e" loext:char-shading-value="0"/>
    </style:style>
    <style:style style:name="T54" style:family="text">
      <style:text-properties fo:color="#dcdcaa"/>
    </style:style>
    <style:style style:name="T55" style:family="text">
      <style:text-properties fo:color="#dcdcaa" style:font-name="Droid Sans Mono" fo:font-size="10.5pt" fo:font-weight="normal" fo:background-color="#1e1e1e" loext:char-shading-value="0"/>
    </style:style>
    <style:style style:name="T56" style:family="text">
      <style:text-properties fo:color="#dcdcaa" style:font-name="Droid Sans Mono" fo:font-size="10.5pt" fo:font-weight="normal" officeooo:rsid="002b7ee9" fo:background-color="#1e1e1e" loext:char-shading-value="0"/>
    </style:style>
    <style:style style:name="T57" style:family="text">
      <style:text-properties fo:color="#dcdcaa" style:font-name="Droid Sans Mono" fo:font-size="10.5pt" fo:font-weight="normal" officeooo:rsid="003bf1fb" fo:background-color="#1e1e1e" loext:char-shading-value="0"/>
    </style:style>
    <style:style style:name="T58" style:family="text">
      <style:text-properties fo:color="#dcdcaa" officeooo:rsid="00223015"/>
    </style:style>
    <style:style style:name="T59" style:family="text">
      <style:text-properties fo:color="#ce9178"/>
    </style:style>
    <style:style style:name="T60" style:family="text">
      <style:text-properties fo:color="#ce9178" style:font-name="Droid Sans Mono" fo:font-size="10.5pt" fo:font-weight="normal" fo:background-color="#1e1e1e" loext:char-shading-value="0"/>
    </style:style>
    <style:style style:name="T61" style:family="text">
      <style:text-properties officeooo:rsid="00177d1e"/>
    </style:style>
    <style:style style:name="T62" style:family="text">
      <style:text-properties fo:color="#b5cea8"/>
    </style:style>
    <style:style style:name="T63" style:family="text">
      <style:text-properties fo:color="#b5cea8" style:font-name="Droid Sans Mono" fo:font-size="10.5pt" fo:font-weight="normal" fo:background-color="#1e1e1e" loext:char-shading-value="0"/>
    </style:style>
    <style:style style:name="T64" style:family="text">
      <style:text-properties fo:color="#b5cea8" style:font-name="Droid Sans Mono" fo:font-size="10.5pt" fo:font-weight="normal" officeooo:rsid="003bf1fb" fo:background-color="#1e1e1e" loext:char-shading-value="0"/>
    </style:style>
    <style:style style:name="T65" style:family="text">
      <style:text-properties fo:color="#c586c0"/>
    </style:style>
    <style:style style:name="T66" style:family="text">
      <style:text-properties fo:color="#d4d4d4" style:font-name="Droid Sans Mono" fo:font-size="10.5pt" fo:font-weight="normal" fo:background-color="#1e1e1e" loext:char-shading-value="0"/>
    </style:style>
    <style:style style:name="T67" style:family="text">
      <style:text-properties fo:color="#d4d4d4" style:font-name="Droid Sans Mono" fo:font-size="10.5pt" fo:font-weight="normal" officeooo:rsid="002b7ee9" fo:background-color="#1e1e1e" loext:char-shading-value="0"/>
    </style:style>
    <style:style style:name="T68" style:family="text">
      <style:text-properties fo:color="#d4d4d4" style:font-name="Droid Sans Mono" fo:font-size="10.5pt" fo:font-weight="normal" officeooo:rsid="003bf1fb" fo:background-color="#1e1e1e" loext:char-shading-value="0"/>
    </style:style>
    <style:style style:name="T69" style:family="text">
      <style:text-properties officeooo:rsid="001efccd"/>
    </style:style>
    <style:style style:name="T70" style:family="text">
      <style:text-properties officeooo:rsid="00223a2a"/>
    </style:style>
    <style:style style:name="T71" style:family="text">
      <style:text-properties officeooo:rsid="002b7ee9"/>
    </style:style>
    <style:style style:name="T72" style:family="text">
      <style:text-properties fo:color="#4ec9b0"/>
    </style:style>
    <style:style style:name="T73" style:family="text">
      <style:text-properties officeooo:rsid="0031eeac"/>
    </style:style>
    <style:style style:name="T74" style:family="text">
      <style:text-properties officeooo:rsid="003bf1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Подсказки</text:p>
      <text:p text:style-name="Standard"/>
      <text:p text:style-name="Standard"><text:span text:style-name="T1">массив, </text:span><text:span text:style-name="T2">Array</text:span><text:span text:style-name="T1">.</text:span>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let</text:span><text:span text:style-name="T7"> money </text:span><text:span text:style-name="T6">=</text:span><text:span text:style-name="T7"> </text:span><text:span text:style-name="T8">prompt</text:span><text:span text:style-name="T7">(</text:span><text:span text:style-name="T9">"Ваш бюджет на месяц?"</text:span><text:span text:style-name="T7">, </text:span><text:span text:style-name="T9">''</text:span><text:span text:style-name="T7">),</text:span>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time </text:span><text:span text:style-name="T6">=</text:span><text:span text:style-name="T7"> </text:span><text:span text:style-name="T8">prompt</text:span><text:span text:style-name="T7">(</text:span><text:span text:style-name="T9">'Введите дату в формате YYYY-MM-DD'</text:span><text:span text:style-name="T7">, </text:span><text:span text:style-name="T9">''</text:span><text:span text:style-name="T7">);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6">let</text:span><text:span text:style-name="T7"> appData </text:span><text:span text:style-name="T6">=</text:span><text:span text:style-name="T7"> {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budget</text:span><text:span text:style-name="T6">:</text:span><text:span text:style-name="T7"> money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expenses</text:span><text:span text:style-name="T6">:</text:span><text:span text:style-name="T7"> {}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optionalExpenses</text:span><text:span text:style-name="T6">:</text:span><text:span text:style-name="T7"> {}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income</text:span><text:span text:style-name="T6">:</text:span><text:span text:style-name="T7"> []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timeData</text:span><text:span text:style-name="T6">:</text:span><text:span text:style-name="T7"> time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savings</text:span><text:span text:style-name="T6">:</text:span><text:span text:style-name="T7"> </text:span><text:span text:style-name="T10">false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};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6">let</text:span><text:span text:style-name="T7"> a1 </text:span><text:span text:style-name="T6">=</text:span><text:span text:style-name="T7"> </text:span><text:span text:style-name="T8">prompt</text:span><text:span text:style-name="T7">(</text:span><text:span text:style-name="T9">"Введите обязательную статью расходов в этом месяце"</text:span><text:span text:style-name="T7">, </text:span><text:span text:style-name="T9">''</text:span><text:span text:style-name="T7">)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a2 </text:span><text:span text:style-name="T6">=</text:span><text:span text:style-name="T7"> </text:span><text:span text:style-name="T8">prompt</text:span><text:span text:style-name="T7">(</text:span><text:span text:style-name="T9">"Во сколько обойдется?"</text:span><text:span text:style-name="T7">, </text:span><text:span text:style-name="T9">''</text:span><text:span text:style-name="T7">)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a3 </text:span><text:span text:style-name="T6">=</text:span><text:span text:style-name="T7"> </text:span><text:span text:style-name="T8">prompt</text:span><text:span text:style-name="T7">(</text:span><text:span text:style-name="T9">"Введите обязательную статью расходов в этом месяце"</text:span><text:span text:style-name="T7">, </text:span><text:span text:style-name="T9">''</text:span><text:span text:style-name="T7">),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<text:tab/>a4 </text:span><text:span text:style-name="T6">=</text:span><text:span text:style-name="T7"> </text:span><text:span text:style-name="T8">prompt</text:span><text:span text:style-name="T7">(</text:span><text:span text:style-name="T9">"Во сколько обойдется?"</text:span><text:span text:style-name="T7">, </text:span><text:span text:style-name="T9">''</text:span><text:span text:style-name="T7">);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7">appData.expenses.a1 </text:span><text:span text:style-name="T6">=</text:span><text:span text:style-name="T7"> a2;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><text:span text:style-name="T7">appData.expenses.a3 </text:span><text:span text:style-name="T6">=</text:span><text:span text:style-name="T7"> a4;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8">alert</text:span><text:span text:style-name="T7">(appData.budget </text:span><text:span text:style-name="T6">/</text:span><text:span text:style-name="T7"> </text:span><text:span text:style-name="T10">30</text:span><text:span text:style-name="T7">);</text:span></text:p>
          </table:table-cell>
        </table:table-row>
      </table:table>
      <text:p text:style-name="P1"/>
      <text:p text:style-name="P1"/>
      <text:p text:style-name="P8">Условия</text:p>
      <text:p text:style-name="P8"/>
      <text:p text:style-name="P21"><text:span text:style-name="T14">"</text:span><text:span text:style-name="T18">use strict</text:span><text:span text:style-name="T14">".</text:span></text:p>
      <text:p text:style-name="P56">// if (2*4 == 7) {</text:p>
      <text:p text:style-name="P56">// console.log("Verno!")</text:p>
      <text:p text:style-name="P56">// } else {</text:p>
      <text:p text:style-name="P56"><text:soft-page-break/>//     console.log("Neverno")</text:p>
      <text:p text:style-name="P56">// }</text:p>
      <text:p text:style-name="P25"/>
      <text:p text:style-name="P21"><text:span text:style-name="T29">let</text:span><text:span text:style-name="T21"> num </text:span><text:span text:style-name="T14">=</text:span><text:span text:style-name="T21"> </text:span><text:span text:style-name="T31">50</text:span><text:span text:style-name="T14">;</text:span></text:p>
      <text:p text:style-name="P25"/>
      <text:p text:style-name="P21"><text:span text:style-name="T29">if</text:span><text:span text:style-name="T21"> (num </text:span><text:span text:style-name="T14">&lt;</text:span><text:span text:style-name="T21"> </text:span><text:span text:style-name="T31">49</text:span><text:span text:style-name="T21">) </text:span><text:span text:style-name="T14">{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Neverno!</text:span><text:span text:style-name="T14">"</text:span><text:span text:style-name="T21">)</text:span></text:p>
      <text:p text:style-name="P21"><text:span text:style-name="T14">}</text:span><text:span text:style-name="T21"> </text:span><text:span text:style-name="T29">else</text:span><text:span text:style-name="T21"> </text:span><text:span text:style-name="T29">if</text:span><text:span text:style-name="T21"> (num </text:span><text:span text:style-name="T14">&gt;</text:span><text:span text:style-name="T21"> </text:span><text:span text:style-name="T31">100</text:span><text:span text:style-name="T21">) </text:span><text:span text:style-name="T14">{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Mnogo!</text:span><text:span text:style-name="T14">"</text:span><text:span text:style-name="T21">)</text:span></text:p>
      <text:p text:style-name="P21"><text:span text:style-name="T14">}</text:span><text:span text:style-name="T21"> </text:span><text:span text:style-name="T29">else</text:span><text:span text:style-name="T21"> </text:span><text:span text:style-name="T14">{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Verno</text:span><text:span text:style-name="T14">"</text:span><text:span text:style-name="T21">)</text:span></text:p>
      <text:p text:style-name="P21"><text:span text:style-name="T14">};</text:span><text:span text:style-name="T25">// Uslovia mogut dalse vipolnjtsa..</text:span></text:p>
      <text:p text:style-name="P25"/>
      <text:p text:style-name="P21"><text:span text:style-name="T21">(num </text:span><text:span text:style-name="T14">==</text:span><text:span text:style-name="T21"> </text:span><text:span text:style-name="T31">50</text:span><text:span text:style-name="T21">) </text:span><text:span text:style-name="T14">?</text:span><text:span text:style-name="T21">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Verno</text:span><text:span text:style-name="T14">"</text:span><text:span text:style-name="T21">) </text:span><text:span text:style-name="T14">:</text:span><text:span text:style-name="T21">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Neverno!</text:span><text:span text:style-name="T14">"</text:span><text:span text:style-name="T21">)</text:span><text:span text:style-name="T14">;</text:span><text:span text:style-name="T25">// Toze uslovie no ternarnij operator, mense mesta.. Ternarnih Operator</text:span></text:p>
      <text:p text:style-name="P56">//Uslovie      <text:s text:c="3"/>  esli true to          <text:s text:c="14"/> esli false to</text:p>
      <text:p text:style-name="P25"/>
      <text:p text:style-name="P21"><text:span text:style-name="T29">switch</text:span><text:span text:style-name="T21"> (num) </text:span><text:span text:style-name="T14">{</text:span><text:span text:style-name="T25">//Eto toze aljternativa proverki s raznimi uslovijami</text:span></text:p>
      <text:p text:style-name="P21"><text:span text:style-name="T21">    </text:span><text:span text:style-name="T29">case</text:span><text:span text:style-name="T21"> num </text:span><text:span text:style-name="T14">&lt;</text:span><text:span text:style-name="T21"> </text:span><text:span text:style-name="T31">49</text:span><text:span text:style-name="T14">:</text:span></text:p>
      <text:p text:style-name="P21"><text:span text:style-name="T21">       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Neverno!</text:span><text:span text:style-name="T14">"</text:span><text:span text:style-name="T21">)</text:span><text:span text:style-name="T14">;</text:span></text:p>
      <text:p text:style-name="P21"><text:span text:style-name="T21">            </text:span><text:span text:style-name="T29">break</text:span><text:span text:style-name="T14">;</text:span></text:p>
      <text:p text:style-name="P21"><text:span text:style-name="T21">    </text:span><text:span text:style-name="T29">case</text:span><text:span text:style-name="T21"> num </text:span><text:span text:style-name="T14">&gt;</text:span><text:span text:style-name="T21"> </text:span><text:span text:style-name="T31">100</text:span><text:span text:style-name="T14">:</text:span></text:p>
      <text:p text:style-name="P21"><text:span text:style-name="T21">       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Mnogo!</text:span><text:span text:style-name="T14">"</text:span><text:span text:style-name="T21">)</text:span><text:span text:style-name="T14">;</text:span></text:p>
      <text:p text:style-name="P21"><text:span text:style-name="T21">            </text:span><text:span text:style-name="T29">break</text:span><text:span text:style-name="T14">;</text:span></text:p>
      <text:p text:style-name="P21"><text:span text:style-name="T21">    </text:span><text:span text:style-name="T29">case</text:span><text:span text:style-name="T21"> num </text:span><text:span text:style-name="T14">&gt;</text:span><text:span text:style-name="T21"> </text:span><text:span text:style-name="T31">80</text:span><text:span text:style-name="T14">:</text:span></text:p>
      <text:p text:style-name="P21"><text:span text:style-name="T21">       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Vse ese mnogo!</text:span><text:span text:style-name="T14">"</text:span><text:span text:style-name="T21">)</text:span><text:span text:style-name="T14">;</text:span></text:p>
      <text:p text:style-name="P21"><text:span text:style-name="T21">            </text:span><text:span text:style-name="T29">break</text:span><text:span text:style-name="T14">;</text:span></text:p>
      <text:p text:style-name="P21"><text:span text:style-name="T21">    </text:span><text:span text:style-name="T29">case</text:span><text:span text:style-name="T21"> </text:span><text:span text:style-name="T31">50</text:span><text:span text:style-name="T14">:</text:span><text:span text:style-name="T25">// Ravenstvo proverjaetsja pri switche imenno tak</text:span></text:p>
      <text:p text:style-name="P21"><text:span text:style-name="T21">       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Verno!</text:span><text:span text:style-name="T14">"</text:span><text:span text:style-name="T21">)</text:span><text:span text:style-name="T14">;</text:span></text:p>
      <text:p text:style-name="P21"><text:span text:style-name="T21">            </text:span><text:span text:style-name="T29">break</text:span><text:span text:style-name="T14">;</text:span></text:p>
      <text:p text:style-name="P21"><text:span text:style-name="T21">    </text:span><text:span text:style-name="T29">default</text:span><text:span text:style-name="T14">:</text:span></text:p>
      <text:p text:style-name="P21"><text:span text:style-name="T21">       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Sto to ne tak!</text:span><text:span text:style-name="T14">"</text:span><text:span text:style-name="T21">)</text:span><text:span text:style-name="T14">;</text:span></text:p>
      <text:p text:style-name="P21"><text:span text:style-name="T21">            </text:span><text:span text:style-name="T29">break</text:span><text:span text:style-name="T14">;</text:span><text:span text:style-name="T25">//Vsegda ljubaja proverka v switche zakantsivaetsa break</text:span></text:p>
      <text:p text:style-name="P25"/>
      <text:p text:style-name="P59">}</text:p>
      <text:p text:style-name="P29"/>
      <text:p text:style-name="P10"/>
      <text:p text:style-name="P13"/>
      <text:p text:style-name="P9">Циклы</text:p>
      <text:p text:style-name="P11"/>
      <text:p text:style-name="P30">Всего 3 возможности</text:p>
      <text:p text:style-name="P30"/>
      <text:p text:style-name="P22"><text:span text:style-name="T37">1)</text:span><text:span text:style-name="T38">While</text:span></text:p>
      <text:p text:style-name="P21"><text:span text:style-name="T29">let</text:span><text:span text:style-name="T21"> num </text:span><text:span text:style-name="T15">=</text:span><text:span text:style-name="T21"> </text:span><text:span text:style-name="T32">50</text:span><text:span text:style-name="T15">;</text:span></text:p>
      <text:p text:style-name="P21"><text:span text:style-name="T29">while</text:span><text:span text:style-name="T21"> (num </text:span><text:span text:style-name="T14">&lt;</text:span><text:span text:style-name="T21"> </text:span><text:span text:style-name="T31">55</text:span><text:span text:style-name="T21">) </text:span><text:span text:style-name="T14">{</text:span><text:span text:style-name="T25">//POka num menjse 55 tsislo vivoditsja v consolj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num)</text:span><text:span text:style-name="T14">;</text:span><text:span text:style-name="T25">//tsislo vivoditsja v consolj</text:span></text:p>
      <text:p text:style-name="P21"><text:span text:style-name="T21">    num</text:span><text:span text:style-name="T14">++;</text:span><text:span text:style-name="T25">// i Uvelitsivaetsja na 1</text:span></text:p>
      <text:p text:style-name="P21"><text:span text:style-name="T14">}</text:span><text:span text:style-name="T21"> </text:span><text:span text:style-name="T25">//KOnets tsikla</text:span></text:p>
      <text:p text:style-name="P33"/>
      <text:p text:style-name="P2">2)Do</text:p>
      <text:p text:style-name="P21"><text:span text:style-name="T29">do</text:span><text:span text:style-name="T21"> </text:span><text:span text:style-name="T14">{</text:span><text:span text:style-name="T25">// Delai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num)</text:span><text:span text:style-name="T14">;</text:span><text:span text:style-name="T25">//Vivodi destvie</text:span></text:p>
      <text:p text:style-name="P21"><text:soft-page-break/><text:span text:style-name="T21">    num</text:span><text:span text:style-name="T14">++;</text:span><text:span text:style-name="T25">// Kazdij raz dobavljaj 1</text:span></text:p>
      <text:p text:style-name="P59">}</text:p>
      <text:p text:style-name="P21"><text:span text:style-name="T29">while</text:span><text:span text:style-name="T21"> (num </text:span><text:span text:style-name="T14">&lt;</text:span><text:span text:style-name="T21"> </text:span><text:span text:style-name="T31">55</text:span><text:span text:style-name="T21">)</text:span><text:span text:style-name="T14">;</text:span><text:span text:style-name="T25">// do teh por poka mensje 55</text:span></text:p>
      <text:p text:style-name="P33"/>
      <text:p text:style-name="P33"/>
      <text:p text:style-name="P33"/>
      <text:p text:style-name="P33">3) For (Ispoljzuetsja v 95 protsentah)</text:p>
      <text:p text:style-name="P33"/>
      <text:p text:style-name="P21"><text:span text:style-name="T29">for</text:span><text:span text:style-name="T21">(</text:span><text:span text:style-name="T29">let</text:span><text:span text:style-name="T21"> i </text:span><text:span text:style-name="T14">=</text:span><text:span text:style-name="T21"> </text:span><text:span text:style-name="T31">1</text:span><text:span text:style-name="T14">;</text:span><text:span text:style-name="T21"> i </text:span><text:span text:style-name="T14">&lt;</text:span><text:span text:style-name="T21"> </text:span><text:span text:style-name="T31">8</text:span><text:span text:style-name="T14">;</text:span><text:span text:style-name="T21"> i</text:span><text:span text:style-name="T14">++</text:span><text:span text:style-name="T21">) </text:span><text:span text:style-name="T14">{</text:span></text:p>
      <text:p text:style-name="P21"><text:span text:style-name="T14"> </text:span><text:span text:style-name="T25">// Zadaem Pere; uslovia break; uslovija povtora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i)</text:span><text:span text:style-name="T25">// Vivod v kosole</text:span></text:p>
      <text:p text:style-name="P59">}</text:p>
      <text:p text:style-name="P33"/>
      <text:p text:style-name="P21"><text:span text:style-name="T29">for</text:span><text:span text:style-name="T21">(</text:span><text:span text:style-name="T29">let</text:span><text:span text:style-name="T21"> i </text:span><text:span text:style-name="T14">=</text:span><text:span text:style-name="T21"> </text:span><text:span text:style-name="T31">1</text:span><text:span text:style-name="T14">;</text:span><text:span text:style-name="T21"> i </text:span><text:span text:style-name="T14">&lt;</text:span><text:span text:style-name="T21"> </text:span><text:span text:style-name="T31">8</text:span><text:span text:style-name="T14">;</text:span><text:span text:style-name="T21"> i</text:span><text:span text:style-name="T14">++</text:span><text:span text:style-name="T21">) </text:span><text:span text:style-name="T14">{</text:span></text:p>
      <text:p text:style-name="P21"><text:span text:style-name="T14">  </text:span><text:span text:style-name="T25">// Zadaem Pere; uslovia break; uslovija povtora  </text:span></text:p>
      <text:p text:style-name="P21"><text:span text:style-name="T21">    </text:span><text:span text:style-name="T29">if</text:span><text:span text:style-name="T21"> (i </text:span><text:span text:style-name="T14">==</text:span><text:span text:style-name="T21"> </text:span><text:span text:style-name="T31">6</text:span><text:span text:style-name="T21">) </text:span><text:span text:style-name="T14">{</text:span><text:span text:style-name="T25">//esli i ravno 6 to break cicla</text:span></text:p>
      <text:p text:style-name="P21"><text:span text:style-name="T21">        </text:span><text:span text:style-name="T29">break</text:span></text:p>
      <text:p text:style-name="P21"><text:span text:style-name="T21">    </text:span><text:span text:style-name="T14">}</text:span></text:p>
      <text:p text:style-name="P21"><text:span text:style-name="T14">    </text:span><text:span text:style-name="T25">// Zadaem Pere; uslovia break; uslovija povtora</text:span></text:p>
      <text:p text:style-name="P21"><text:span text:style-name="T21">       </text:span><text:span text:style-name="T33">console</text:span><text:span text:style-name="T14">.</text:span><text:span text:style-name="T34">log</text:span><text:span text:style-name="T21">(i)</text:span><text:span text:style-name="T25">// Vivod v kosole</text:span></text:p>
      <text:p text:style-name="P21"><text:span text:style-name="T21">   </text:span><text:span text:style-name="T14">}</text:span></text:p>
      <text:p text:style-name="P33"/>
      <text:p text:style-name="P21"><text:span text:style-name="T29">for</text:span><text:span text:style-name="T21">(</text:span><text:span text:style-name="T29">let</text:span><text:span text:style-name="T21"> i </text:span><text:span text:style-name="T14">=</text:span><text:span text:style-name="T21"> </text:span><text:span text:style-name="T31">1</text:span><text:span text:style-name="T14">;</text:span><text:span text:style-name="T21"> i </text:span><text:span text:style-name="T14">&lt;</text:span><text:span text:style-name="T21"> </text:span><text:span text:style-name="T31">8</text:span><text:span text:style-name="T14">;</text:span><text:span text:style-name="T21"> i</text:span><text:span text:style-name="T14">++</text:span><text:span text:style-name="T21">) </text:span><text:span text:style-name="T14">{</text:span></text:p>
      <text:p text:style-name="P21"><text:span text:style-name="T14">    </text:span><text:span text:style-name="T25">// Zadaem Pere; uslovia break; uslovija povtora  </text:span></text:p>
      <text:p text:style-name="P21"><text:span text:style-name="T21">      </text:span><text:span text:style-name="T29">if</text:span><text:span text:style-name="T21"> (i </text:span><text:span text:style-name="T14">==</text:span><text:span text:style-name="T21"> </text:span><text:span text:style-name="T31">6</text:span><text:span text:style-name="T21">) </text:span><text:span text:style-name="T14">{</text:span><text:span text:style-name="T25">//esli i ravno 6 to propustitj i idti dalse</text:span></text:p>
      <text:p text:style-name="P21"><text:span text:style-name="T21">          </text:span><text:span text:style-name="T29">continue</text:span></text:p>
      <text:p text:style-name="P21"><text:span text:style-name="T21">      </text:span><text:span text:style-name="T14">}</text:span></text:p>
      <text:p text:style-name="P21"><text:span text:style-name="T14">      </text:span><text:span text:style-name="T25">// Zadaem Pere; uslovia break; uslovija povtora</text:span></text:p>
      <text:p text:style-name="P21"><text:span text:style-name="T21">         </text:span><text:span text:style-name="T33">console</text:span><text:span text:style-name="T14">.</text:span><text:span text:style-name="T34">log</text:span><text:span text:style-name="T21">(i)</text:span><text:span text:style-name="T25">// Vivod v kosole 123457</text:span></text:p>
      <text:p text:style-name="P21"><text:span text:style-name="T21">     </text:span><text:span text:style-name="T14">}</text:span></text:p>
      <text:p text:style-name="P33"/>
      <text:p text:style-name="P2"/>
      <text:p text:style-name="P33"/>
      <text:p text:style-name="P9">Функции</text:p>
      <text:p text:style-name="P11"/>
      <text:p text:style-name="P21"><text:span text:style-name="T29">let</text:span><text:span text:style-name="T21"> num </text:span><text:span text:style-name="T14">=</text:span><text:span text:style-name="T21"> </text:span><text:span text:style-name="T31">20</text:span><text:span text:style-name="T14">;</text:span></text:p>
      <text:p text:style-name="P21"><text:span text:style-name="T29">function</text:span><text:span text:style-name="T21"> </text:span><text:span text:style-name="T34">showFirstMessage</text:span><text:span text:style-name="T14">(</text:span><text:span text:style-name="T31">text</text:span><text:span text:style-name="T14">)</text:span><text:span text:style-name="T21"> </text:span><text:span text:style-name="T14">{</text:span><text:span text:style-name="T25">// Nazvanie Funktsii (uslovie)</text:span></text:p>
      <text:p text:style-name="P21"><text:span text:style-name="T21">    </text:span><text:span text:style-name="T34">alert</text:span><text:span text:style-name="T21">(text)</text:span><text:span text:style-name="T14">;</text:span><text:span text:style-name="T25">// Sto delaet</text:span></text:p>
      <text:p text:style-name="P21"><text:span text:style-name="T21">    </text:span><text:span text:style-name="T29">let</text:span><text:span text:style-name="T21"> num </text:span><text:span text:style-name="T14">=</text:span><text:span text:style-name="T21"> </text:span><text:span text:style-name="T31">10</text:span><text:span text:style-name="T14">;</text:span><text:span text:style-name="T25">// Esli peremennja objavlena vnutri fu nktsii, to i vidn</text:span></text:p>
      <text:p text:style-name="P21"><text:span text:style-name="T14">    </text:span><text:span text:style-name="T25">//a ona toljko vnutri. </text:span><text:span text:style-name="T27">Mi ne mozem ee vizvatj snaruzi fu ktsii</text:span></text:p>
      <text:p text:style-name="P58">//No esli  peremennaja uze bila, to izmenjatj ee mozno iz nutri funktsii.</text:p>
      <text:p text:style-name="P21"><text:span text:style-name="T16">}</text:span><text:span text:style-name="T27">// Vnutri i snaruzu peremennije mogut imetj odinakovie imena</text:span></text:p>
      <text:p text:style-name="P56">//Vsegda iset vnatssale vnutri funktsii a potom za ee predelami</text:p>
      <text:p text:style-name="P25"/>
      <text:p text:style-name="P21"><text:span text:style-name="T34">showFirstMessage</text:span><text:span text:style-name="T21">(</text:span><text:span text:style-name="T14">"</text:span><text:span text:style-name="T18">Hello World ! </text:span><text:span text:style-name="T14">"</text:span><text:span text:style-name="T21">)</text:span><text:span text:style-name="T14">;</text:span><text:span text:style-name="T25">//Vizov funktsii, u ukazanie sto pomestitj v znatsenii</text:span></text:p>
      <text:p text:style-name="P25"/>
      <text:p text:style-name="P14"/>
      <text:p text:style-name="P14"/>
      <text:p text:style-name="P14"/>
      <text:p text:style-name="P25"/>
      <text:p text:style-name="P21"><text:span text:style-name="T29">function</text:span><text:span text:style-name="T21"> </text:span><text:span text:style-name="T34">calc</text:span><text:span text:style-name="T21"> </text:span><text:span text:style-name="T14">(</text:span><text:span text:style-name="T31">a</text:span><text:span text:style-name="T14">,</text:span><text:span text:style-name="T31">b</text:span><text:span text:style-name="T14">)</text:span><text:span text:style-name="T21"> </text:span><text:span text:style-name="T14">{</text:span></text:p>
      <text:p text:style-name="P21"><text:soft-page-break/><text:span text:style-name="T21">    </text:span><text:span text:style-name="T29">return</text:span><text:span text:style-name="T21">(a </text:span><text:span text:style-name="T14">+</text:span><text:span text:style-name="T21"> b)</text:span><text:span text:style-name="T14">;</text:span></text:p>
      <text:p text:style-name="P59">}</text:p>
      <text:p text:style-name="P21"><text:span text:style-name="T33">console</text:span><text:span text:style-name="T14">.</text:span><text:span text:style-name="T34">log</text:span><text:span text:style-name="T21">(</text:span><text:span text:style-name="T34">calc</text:span><text:span text:style-name="T21">(</text:span><text:span text:style-name="T31">3</text:span><text:span text:style-name="T14">,</text:span><text:span text:style-name="T31">4</text:span><text:span text:style-name="T21">))</text:span><text:span text:style-name="T14">;</text:span></text:p>
      <text:p text:style-name="P21"><text:span text:style-name="T33">console</text:span><text:span text:style-name="T14">.</text:span><text:span text:style-name="T34">log</text:span><text:span text:style-name="T21">(</text:span><text:span text:style-name="T34">calc</text:span><text:span text:style-name="T21">(</text:span><text:span text:style-name="T31">8</text:span><text:span text:style-name="T14">,</text:span><text:span text:style-name="T31">4</text:span><text:span text:style-name="T21">))</text:span><text:span text:style-name="T14">;</text:span></text:p>
      <text:p text:style-name="P25"/>
      <text:p text:style-name="P21"><text:span text:style-name="T29">function</text:span><text:span text:style-name="T21"> </text:span><text:span text:style-name="T34">retVar</text:span><text:span text:style-name="T21"> </text:span><text:span text:style-name="T14">()</text:span><text:span text:style-name="T21"> </text:span><text:span text:style-name="T14">{</text:span></text:p>
      <text:p text:style-name="P21"><text:span text:style-name="T21">    </text:span><text:span text:style-name="T29">let</text:span><text:span text:style-name="T21"> num </text:span><text:span text:style-name="T14">=</text:span><text:span text:style-name="T21"> </text:span><text:span text:style-name="T31">50</text:span><text:span text:style-name="T14">;</text:span></text:p>
      <text:p text:style-name="P21"><text:span text:style-name="T21">    </text:span><text:span text:style-name="T29">return</text:span><text:span text:style-name="T21"> num</text:span><text:span text:style-name="T14">;</text:span><text:span text:style-name="T25">// Tserez return mozno vivezti peremennuju vov nesnij mir</text:span></text:p>
      <text:p text:style-name="P59">}</text:p>
      <text:p text:style-name="P56">// TAKZE MOZNO VIZVATJ FUNKTSIJU ESE DO EE OBJAVLENIJA V KODE</text:p>
      <text:p text:style-name="P25"/>
      <text:p text:style-name="P21"><text:span text:style-name="T29">let</text:span><text:span text:style-name="T21"> anotherNum </text:span><text:span text:style-name="T14">=</text:span><text:span text:style-name="T21"> </text:span><text:span text:style-name="T34">retVar</text:span><text:span text:style-name="T21">()</text:span><text:span text:style-name="T14">;</text:span></text:p>
      <text:p text:style-name="P21"><text:span text:style-name="T33">console</text:span><text:span text:style-name="T14">.</text:span><text:span text:style-name="T34">log</text:span><text:span text:style-name="T21">(anotherNum)</text:span><text:span text:style-name="T14">;</text:span></text:p>
      <text:p text:style-name="P25"/>
      <text:p text:style-name="P25">TAKZE MOZNO VIZVATJ FUNKTSIJU ESE DO EE OBJAVLENIJA V KODE</text:p>
      <text:p text:style-name="P14"/>
      <text:p text:style-name="P21"><text:span text:style-name="T29">let</text:span><text:span text:style-name="T21"> </text:span><text:span text:style-name="T34">calc</text:span><text:span text:style-name="T21"> </text:span><text:span text:style-name="T14">=</text:span><text:span text:style-name="T21"> </text:span><text:span text:style-name="T29">function</text:span><text:span text:style-name="T14">(</text:span><text:span text:style-name="T31">a</text:span><text:span text:style-name="T14">,</text:span><text:span text:style-name="T31">b</text:span><text:span text:style-name="T14">)</text:span><text:span text:style-name="T21"> </text:span><text:span text:style-name="T14">{</text:span><text:span text:style-name="T25">// Funktion expressions, funktija objavitsja toljko v etom meste , ne ranse</text:span></text:p>
      <text:p text:style-name="P25"/>
      <text:p text:style-name="P21"><text:span text:style-name="T21">    </text:span><text:span text:style-name="T29">return</text:span><text:span text:style-name="T21">(a </text:span><text:span text:style-name="T14">+</text:span><text:span text:style-name="T21"> b)</text:span><text:span text:style-name="T14">;</text:span></text:p>
      <text:p text:style-name="P59">}</text:p>
      <text:p text:style-name="P21"><text:span text:style-name="T33">console</text:span><text:span text:style-name="T14">.</text:span><text:span text:style-name="T34">log</text:span><text:span text:style-name="T21">(</text:span><text:span text:style-name="T34">calc</text:span><text:span text:style-name="T21">(</text:span><text:span text:style-name="T31">3</text:span><text:span text:style-name="T14">,</text:span><text:span text:style-name="T31">4</text:span><text:span text:style-name="T21">))</text:span><text:span text:style-name="T14">;</text:span></text:p>
      <text:p text:style-name="P21"><text:span text:style-name="T33">console</text:span><text:span text:style-name="T14">.</text:span><text:span text:style-name="T34">log</text:span><text:span text:style-name="T21">(</text:span><text:span text:style-name="T34">calc</text:span><text:span text:style-name="T21">(</text:span><text:span text:style-name="T31">8</text:span><text:span text:style-name="T14">,</text:span><text:span text:style-name="T31">4</text:span><text:span text:style-name="T21">))</text:span><text:span text:style-name="T14">;</text:span></text:p>
      <text:p text:style-name="P25"/>
      <text:p text:style-name="P14"/>
      <text:p text:style-name="P14"/>
      <text:p text:style-name="P14"/>
      <text:p text:style-name="P14">Strelotsnaja Funktsija, ee ne vsegda mozno vizvatj</text:p>
      <text:p text:style-name="P21"><text:span text:style-name="T29">let</text:span><text:span text:style-name="T21"> </text:span><text:span text:style-name="T34">calc</text:span><text:span text:style-name="T21"> </text:span><text:span text:style-name="T14">=</text:span><text:span text:style-name="T21"> </text:span><text:span text:style-name="T14">(</text:span><text:span text:style-name="T31">a</text:span><text:span text:style-name="T14">,</text:span><text:span text:style-name="T31">b</text:span><text:span text:style-name="T14">)</text:span><text:span text:style-name="T21"> </text:span><text:span text:style-name="T29">=&gt;</text:span><text:span text:style-name="T21"> a</text:span><text:span text:style-name="T14">+</text:span><text:span text:style-name="T21">b</text:span><text:span text:style-name="T14">;</text:span><text:span text:style-name="T25">// Strelatsnja Funktsija standart ES</text:span><text:span text:style-name="T26">6</text:span></text:p>
      <text:p text:style-name="P21"><text:span text:style-name="T33">console</text:span><text:span text:style-name="T14">.</text:span><text:span text:style-name="T34">log</text:span><text:span text:style-name="T21">(</text:span><text:span text:style-name="T34">calc</text:span><text:span text:style-name="T21">(</text:span><text:span text:style-name="T31">3</text:span><text:span text:style-name="T14">,</text:span><text:span text:style-name="T31">4</text:span><text:span text:style-name="T21">))</text:span><text:span text:style-name="T14">;</text:span></text:p>
      <text:p text:style-name="P21"><text:span text:style-name="T33">console</text:span><text:span text:style-name="T14">.</text:span><text:span text:style-name="T34">log</text:span><text:span text:style-name="T21">(</text:span><text:span text:style-name="T34">calc</text:span><text:span text:style-name="T21">(</text:span><text:span text:style-name="T31">8</text:span><text:span text:style-name="T14">,</text:span><text:span text:style-name="T31">4</text:span><text:span text:style-name="T21">))</text:span><text:span text:style-name="T14">;</text:span></text:p>
      <text:p text:style-name="P14"/>
      <text:p text:style-name="P22"><text:span text:style-name="T11">[]</text:span><text:span text:style-name="T13"> dobavljajut znatsenie I k nazvaniju expenses<text:line-break/>I </text:span><text:span text:style-name="T12">= 1</text:span></text:p>
      <text:p text:style-name="P14">Znatsit budet <text:s text:c="4"/>optionalExpenses1</text:p>
      <text:p text:style-name="P21"><text:span text:style-name="T30">function</text:span><text:span text:style-name="T24"> </text:span><text:span text:style-name="T35">chooseOptExpenses</text:span><text:span text:style-name="T17">()</text:span><text:span text:style-name="T24"> </text:span><text:span text:style-name="T17">{</text:span><text:span text:style-name="T24">                             </text:span><text:span text:style-name="T28">// Функция для определения необязательных расходов</text:span></text:p>
      <text:p text:style-name="P26"/>
      <text:p text:style-name="P21"><text:span text:style-name="T24">    </text:span><text:span text:style-name="T29">for</text:span><text:span text:style-name="T21"> (</text:span><text:span text:style-name="T29">let</text:span><text:span text:style-name="T21"> i </text:span><text:span text:style-name="T14">=</text:span><text:span text:style-name="T21"> </text:span><text:span text:style-name="T31">1</text:span><text:span text:style-name="T14">;</text:span><text:span text:style-name="T21"> i </text:span><text:span text:style-name="T14">&lt;=</text:span><text:span text:style-name="T21"> </text:span><text:span text:style-name="T31">3</text:span><text:span text:style-name="T14">;</text:span><text:span text:style-name="T21"> i</text:span><text:span text:style-name="T14">++</text:span><text:span text:style-name="T21">) </text:span><text:span text:style-name="T14">{</text:span></text:p>
      <text:p text:style-name="P21"><text:span text:style-name="T21">        </text:span><text:span text:style-name="T29">let</text:span><text:span text:style-name="T21"> questionOptExpenses </text:span><text:span text:style-name="T15">=</text:span><text:span text:style-name="T21"> </text:span><text:span text:style-name="T34">prompt</text:span><text:span text:style-name="T22">(</text:span><text:span text:style-name="T15">"</text:span><text:span text:style-name="T19">Статья</text:span><text:span text:style-name="T18"> </text:span><text:span text:style-name="T19">необязательных</text:span><text:span text:style-name="T18"> </text:span><text:span text:style-name="T19">расходов?</text:span><text:span text:style-name="T15">"</text:span><text:span text:style-name="T22">)</text:span><text:span text:style-name="T15">;</text:span></text:p>
      <text:p text:style-name="P21"><text:span text:style-name="T21">        appData</text:span><text:span text:style-name="T14">.</text:span><text:span text:style-name="T21">optionalExpenses[i] </text:span><text:span text:style-name="T14">=</text:span><text:span text:style-name="T21"> questionOptExpenses</text:span><text:span text:style-name="T14">;</text:span><text:span text:style-name="T25">//[] pomesjajut znatsenie i toestj 1 2 3</text:span></text:p>
      <text:p text:style-name="P21"><text:span text:style-name="T21">        </text:span><text:span text:style-name="T33">console</text:span><text:span text:style-name="T14">.</text:span><text:span text:style-name="T34">log</text:span><text:span text:style-name="T21">(appData</text:span><text:span text:style-name="T14">.</text:span><text:span text:style-name="T21">optionalExpenses)</text:span><text:span text:style-name="T14">;</text:span></text:p>
      <text:p text:style-name="P21"><text:span text:style-name="T21">    </text:span><text:span text:style-name="T14">}</text:span></text:p>
      <text:p text:style-name="P86"/>
      <text:p text:style-name="P59">}</text:p>
      <text:p text:style-name="P21"><text:span text:style-name="T34">chooseOptExpenses</text:span><text:span text:style-name="T21">()</text:span><text:span text:style-name="T14">;</text:span></text:p>
      <text:p text:style-name="P17"><text:s/></text:p>
      <text:p text:style-name="P17"/>
      <text:p text:style-name="P17"><text:soft-page-break/>Callback funktsioi. PO posledovateljnosti NB Vkontse funktsii ne stavitsja ;</text:p>
      <text:p text:style-name="P18">Callback eta funktsija , kotoraja vipolnitsa strogo, posle okontsanija pervoi</text:p>
      <text:p text:style-name="P17"/>
      <text:p text:style-name="P21"><text:span text:style-name="T29">function</text:span><text:span text:style-name="T21"> </text:span><text:span text:style-name="T34">learnJs</text:span><text:span text:style-name="T14">(</text:span><text:span text:style-name="T31">lang</text:span><text:span text:style-name="T14">,</text:span><text:span text:style-name="T21"> </text:span><text:span text:style-name="T31">callback</text:span><text:span text:style-name="T14">)</text:span><text:span text:style-name="T21"> </text:span><text:span text:style-name="T14">{</text:span><text:span text:style-name="T25">// V takom Vide nado delatj stobi funktsija sla odna za drugoi</text:span></text:p>
      <text:p text:style-name="P57">lang- znatsenie kotoroe mi peredadim kak argument <text:s/>pri vizove zb “javascript”, </text:p>
      <text:p text:style-name="P57">callback zdesj vtoroj argument I mi peredadim sjuda funktsiju done</text:p>
      <text:p text:style-name="P21"><text:span text:style-name="T21">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I am studing</text:span><text:span text:style-name="T14">"</text:span><text:span text:style-name="T21"> </text:span><text:span text:style-name="T14">+</text:span><text:span text:style-name="T21"> lang)</text:span><text:span text:style-name="T14">;</text:span></text:p>
      <text:p text:style-name="P21"><text:span text:style-name="T21">     </text:span><text:span text:style-name="T34">callback</text:span><text:span text:style-name="T21">()</text:span><text:span text:style-name="T14">;</text:span></text:p>
      <text:p text:style-name="P59">}</text:p>
      <text:p text:style-name="P25"/>
      <text:p text:style-name="P56">// learnJs("JavaScript", function() {</text:p>
      <text:p text:style-name="P56">//     console.log("I have done the third lesson")</text:p>
      <text:p text:style-name="P56">// })</text:p>
      <text:p text:style-name="P25"/>
      <text:p text:style-name="P21"><text:span text:style-name="T29">function</text:span><text:span text:style-name="T21"> </text:span><text:span text:style-name="T34">done</text:span><text:span text:style-name="T14">()</text:span><text:span text:style-name="T21"> </text:span><text:span text:style-name="T14">{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I have done the third lesson</text:span><text:span text:style-name="T14">"</text:span><text:span text:style-name="T21">)</text:span></text:p>
      <text:p text:style-name="P59">}</text:p>
      <text:p text:style-name="P21"><text:span text:style-name="T34">learnJs</text:span><text:span text:style-name="T21">(</text:span><text:span text:style-name="T14">"</text:span><text:span text:style-name="T18">JavaScript</text:span><text:span text:style-name="T14">",</text:span><text:span text:style-name="T21"> done)</text:span><text:span text:style-name="T14">;</text:span><text:span text:style-name="T25">//Pervoe znatsenie podstavili java script</text:span></text:p>
      <text:p text:style-name="P21"><text:span text:style-name="T14">                     </text:span><text:span text:style-name="T25">// A vtoroe prosto vipolnili funktsiju done</text:span></text:p>
      <text:p text:style-name="P14"/>
      <text:p text:style-name="P15">Oznatsaet , kogda ti s pervoi zakontsis vizovi callb<text:span text:style-name="T61">a</text:span>ck(vtoruju)</text:p>
      <text:p text:style-name="P15"/>
      <text:p text:style-name="P15"/>
      <text:p text:style-name="P40"><text:span text:style-name="T62">2 <text:s text:c="22"/></text:span><text:s/><text:span text:style-name="T62">1</text:span></text:p>
      <text:p text:style-name="P40"><text:span text:style-name="T49">function</text:span> <text:span text:style-name="T54">hello</text:span> (<text:span text:style-name="T51">name</text:span>) {</text:p>
      <text:p text:style-name="P40"><text:span text:style-name="T51">console</text:span>.<text:span text:style-name="T54">log</text:span>(<text:span text:style-name="T59">"Hello"</text:span> + <text:span text:style-name="T51">name</text:span>);</text:p>
      <text:p text:style-name="P40">}</text:p>
      <text:p text:style-name="P62">//1*-to get value for name </text:p>
      <text:p text:style-name="P40"><text:span text:style-name="T49">function</text:span> <text:span text:style-name="T54">getName</text:span> () {</text:p>
      <text:p text:style-name="P40"><text:span text:style-name="T49">var</text:span> <text:span text:style-name="T51">name</text:span> = <text:span text:style-name="T59">"Maks"</text:span>;</text:p>
      <text:p text:style-name="P40"><text:span text:style-name="T65">return</text:span> <text:span text:style-name="T51">name</text:span>;</text:p>
      <text:p text:style-name="P40">}</text:p>
      <text:p text:style-name="P63"/>
      <text:p text:style-name="P40"><text:span text:style-name="T54">hello</text:span>(<text:span text:style-name="T54">getName</text:span>());</text:p>
      <text:p text:style-name="P63"/>
      <text:p text:style-name="P40"><text:span text:style-name="T62">2</text:span> <text:s text:c="15"/><text:span text:style-name="T62">1</text:span> </text:p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><text:soft-page-break/>Prostoj primer callback funktsii, kogda vtoraja funktsija vizivaetsa <text:s/>ka parametr k pervoj, i imenno ona vipolnitsja vtoroi</text:p>
      <text:p text:style-name="P54"><text:span text:style-name="T49">function</text:span> <text:span text:style-name="T54">second</text:span>() {</text:p>
      <text:p text:style-name="P40"><text:span text:style-name="T51">console</text:span>.<text:span text:style-name="T54">log</text:span>(<text:span text:style-name="T62">2</text:span>);</text:p>
      <text:p text:style-name="P40">}</text:p>
      <text:p text:style-name="P90"/>
      <text:p text:style-name="P40"><text:span text:style-name="T49">function</text:span> <text:span text:style-name="T54">first</text:span>(<text:span text:style-name="T51">callback</text:span>){</text:p>
      <text:p text:style-name="P40"><text:span text:style-name="T51">console</text:span>.<text:span text:style-name="T54">log</text:span>(<text:span text:style-name="T62">1</text:span>);</text:p>
      <text:p text:style-name="P40"><text:span text:style-name="T51">callback</text:span>();</text:p>
      <text:p text:style-name="P40">}</text:p>
      <text:p text:style-name="P40"><text:span text:style-name="T54">first</text:span>(<text:span text:style-name="T54">second</text:span>);</text:p>
      <text:p text:style-name="P16"/>
      <text:p text:style-name="P55"><text:span text:style-name="T47">[Running]</text:span><text:span text:style-name="T59"> node "/home/max/projects/udemyjs/src/js/tempCodeRunnerFile.js"</text:span></text:p>
      <text:p text:style-name="P40">1</text:p>
      <text:p text:style-name="P40">2</text:p>
      <text:p text:style-name="P40"/>
      <text:p text:style-name="P40"/>
      <text:p text:style-name="P40"/>
      <text:p text:style-name="P41">Primer s zaderzkoj</text:p>
      <text:p text:style-name="P41"/>
      <text:p text:style-name="P41"><text:span text:style-name="T49">function</text:span> <text:span text:style-name="T54">first</text:span>(<text:span text:style-name="T51">callback1</text:span>){</text:p>
      <text:p text:style-name="P62">// Simulate a code delay</text:p>
      <text:p text:style-name="P40"><text:span text:style-name="T54">setTimeout</text:span>( <text:span text:style-name="T49">function</text:span>(){</text:p>
      <text:p text:style-name="P40"><text:span text:style-name="T51">console</text:span>.<text:span text:style-name="T54">log</text:span>(<text:span text:style-name="T62">1</text:span>);</text:p>
      <text:p text:style-name="P40"><text:span text:style-name="T51">callback1</text:span>();</text:p>
      <text:p text:style-name="P40">}, <text:span text:style-name="T62">500</text:span> );</text:p>
      <text:p text:style-name="P40">}</text:p>
      <text:p text:style-name="P40"><text:span text:style-name="T49">function</text:span> <text:span text:style-name="T54">second</text:span>(){</text:p>
      <text:p text:style-name="P40"><text:span text:style-name="T51">console</text:span>.<text:span text:style-name="T54">log</text:span>(<text:span text:style-name="T62">2</text:span>);</text:p>
      <text:p text:style-name="P40">}</text:p>
      <text:p text:style-name="P63"/>
      <text:p text:style-name="P40"><text:span text:style-name="T54">first</text:span>(<text:span text:style-name="T54">second</text:span>);</text:p>
      <text:p text:style-name="P41"/>
      <text:p text:style-name="P41"/>
      <text:p text:style-name="P15"/>
      <text:p text:style-name="P14"/>
      <text:p text:style-name="P14"/>
      <text:p text:style-name="P14"/>
      <text:p text:style-name="P14">Object s svoistvami i dobavlenie svoistv pozhe</text:p>
      <text:p text:style-name="P14"/>
      <text:p text:style-name="P21"><text:span text:style-name="T29">let</text:span><text:span text:style-name="T21"> options </text:span><text:span text:style-name="T14">=</text:span><text:span text:style-name="T21"> </text:span><text:span text:style-name="T14">{</text:span><text:span text:style-name="T25">//Sozdaem Object s svoistvami</text:span></text:p>
      <text:p text:style-name="P21"><text:span text:style-name="T21">   width</text:span><text:span text:style-name="T14">:</text:span><text:span text:style-name="T21"> </text:span><text:span text:style-name="T31">1024</text:span><text:span text:style-name="T14">,</text:span></text:p>
      <text:p text:style-name="P21"><text:span text:style-name="T21"> lenght</text:span><text:span text:style-name="T14">:</text:span><text:span text:style-name="T21"> </text:span><text:span text:style-name="T31">1024</text:span><text:span text:style-name="T14">,</text:span></text:p>
      <text:p text:style-name="P21"><text:span text:style-name="T21"> name</text:span><text:span text:style-name="T14">:</text:span><text:span text:style-name="T21"> </text:span><text:span text:style-name="T14">"</text:span><text:span text:style-name="T18">test</text:span><text:span text:style-name="T14">"</text:span></text:p>
      <text:p text:style-name="P21"><text:span text:style-name="T21"> </text:span><text:span text:style-name="T14">};</text:span></text:p>
      <text:p text:style-name="P21"><text:span text:style-name="T21"> </text:span><text:span text:style-name="T33">console</text:span><text:span text:style-name="T14">.</text:span><text:span text:style-name="T34">log</text:span><text:span text:style-name="T21">(options</text:span><text:span text:style-name="T14">.</text:span><text:span text:style-name="T21">name)</text:span><text:span text:style-name="T14">;</text:span></text:p>
      <text:p text:style-name="P25"/>
      <text:p text:style-name="P21"><text:span text:style-name="T21"> options</text:span><text:span text:style-name="T14">.</text:span><text:span text:style-name="T21">bool </text:span><text:span text:style-name="T14">=</text:span><text:span text:style-name="T21"> </text:span><text:span text:style-name="T31">false</text:span><text:span text:style-name="T14">,</text:span><text:span text:style-name="T25">//Dobavljaem novie svoistva objektu</text:span></text:p>
      <text:p text:style-name="P21"><text:soft-page-break/><text:span text:style-name="T21"> options</text:span><text:span text:style-name="T14">.</text:span><text:span text:style-name="T21">colors </text:span><text:span text:style-name="T14">=</text:span><text:span text:style-name="T21"> </text:span><text:span text:style-name="T14">{</text:span></text:p>
      <text:p text:style-name="P21"><text:span text:style-name="T21">     border</text:span><text:span text:style-name="T14">:</text:span><text:span text:style-name="T21"> </text:span><text:span text:style-name="T14">"</text:span><text:span text:style-name="T18">black</text:span><text:span text:style-name="T14">",</text:span></text:p>
      <text:p text:style-name="P21"><text:span text:style-name="T21">     bg</text:span><text:span text:style-name="T14">:</text:span><text:span text:style-name="T21"> </text:span><text:span text:style-name="T14">"</text:span><text:span text:style-name="T18">red</text:span><text:span text:style-name="T14">"</text:span></text:p>
      <text:p text:style-name="P21"><text:span text:style-name="T21"> </text:span><text:span text:style-name="T14">};</text:span></text:p>
      <text:p text:style-name="P21"><text:span text:style-name="T21"> </text:span><text:span text:style-name="T33">console</text:span><text:span text:style-name="T14">.</text:span><text:span text:style-name="T34">log</text:span><text:span text:style-name="T21">(options)</text:span><text:span text:style-name="T14">;</text:span></text:p>
      <text:p text:style-name="P14"/>
      <text:p text:style-name="P14"/>
      <text:p text:style-name="P21"><text:span text:style-name="T21"> </text:span><text:span text:style-name="T29">let</text:span><text:span text:style-name="T21"> options </text:span><text:span text:style-name="T14">=</text:span><text:span text:style-name="T21"> </text:span><text:span text:style-name="T14">{</text:span><text:span text:style-name="T25">//Sozdaem Object s svoistvami</text:span></text:p>
      <text:p text:style-name="P21"><text:span text:style-name="T21">   width</text:span><text:span text:style-name="T14">:</text:span><text:span text:style-name="T21"> </text:span><text:span text:style-name="T31">1024</text:span><text:span text:style-name="T14">,</text:span></text:p>
      <text:p text:style-name="P21"><text:span text:style-name="T21"> lenght</text:span><text:span text:style-name="T14">:</text:span><text:span text:style-name="T21"> </text:span><text:span text:style-name="T31">1024</text:span><text:span text:style-name="T14">,</text:span></text:p>
      <text:p text:style-name="P21"><text:span text:style-name="T21"> name</text:span><text:span text:style-name="T14">:</text:span><text:span text:style-name="T21"> </text:span><text:span text:style-name="T14">"</text:span><text:span text:style-name="T18">test</text:span><text:span text:style-name="T14">"</text:span></text:p>
      <text:p text:style-name="P21"><text:span text:style-name="T21"> </text:span><text:span text:style-name="T14">};</text:span></text:p>
      <text:p text:style-name="P21"><text:span text:style-name="T21"> </text:span><text:span text:style-name="T33">console</text:span><text:span text:style-name="T14">.</text:span><text:span text:style-name="T34">log</text:span><text:span text:style-name="T21">(options</text:span><text:span text:style-name="T14">.</text:span><text:span text:style-name="T21">name)</text:span><text:span text:style-name="T14">;</text:span></text:p>
      <text:p text:style-name="P25"/>
      <text:p text:style-name="P21"><text:span text:style-name="T21"> options</text:span><text:span text:style-name="T14">.</text:span><text:span text:style-name="T21">bool </text:span><text:span text:style-name="T14">=</text:span><text:span text:style-name="T21"> </text:span><text:span text:style-name="T31">false</text:span><text:span text:style-name="T14">,</text:span><text:span text:style-name="T25">//Dobavljaem novie svoistva objektu</text:span></text:p>
      <text:p text:style-name="P21"><text:span text:style-name="T21"> options</text:span><text:span text:style-name="T14">.</text:span><text:span text:style-name="T21">colors </text:span><text:span text:style-name="T14">=</text:span><text:span text:style-name="T21"> </text:span><text:span text:style-name="T14">{</text:span></text:p>
      <text:p text:style-name="P21"><text:span text:style-name="T21">     border</text:span><text:span text:style-name="T14">:</text:span><text:span text:style-name="T21"> </text:span><text:span text:style-name="T14">"</text:span><text:span text:style-name="T18">black</text:span><text:span text:style-name="T14">",</text:span></text:p>
      <text:p text:style-name="P21"><text:span text:style-name="T21">     bg</text:span><text:span text:style-name="T14">:</text:span><text:span text:style-name="T21"> </text:span><text:span text:style-name="T14">"</text:span><text:span text:style-name="T18">red</text:span><text:span text:style-name="T14">"</text:span></text:p>
      <text:p text:style-name="P21"><text:span text:style-name="T21"> </text:span><text:span text:style-name="T14">};</text:span></text:p>
      <text:p text:style-name="P21"><text:span text:style-name="T21"> </text:span><text:span text:style-name="T14">delete</text:span><text:span text:style-name="T21"> options</text:span><text:span text:style-name="T14">.</text:span><text:span text:style-name="T21">bool</text:span><text:span text:style-name="T14">;</text:span></text:p>
      <text:p text:style-name="P25"> </text:p>
      <text:p text:style-name="P21"><text:span text:style-name="T33">console</text:span><text:span text:style-name="T14">.</text:span><text:span text:style-name="T34">log</text:span><text:span text:style-name="T21">(options)</text:span><text:span text:style-name="T14">;</text:span></text:p>
      <text:p text:style-name="P21"><text:span text:style-name="T21"> </text:span><text:span text:style-name="T29">for</text:span><text:span text:style-name="T21"> (</text:span><text:span text:style-name="T29">let</text:span><text:span text:style-name="T21"> key </text:span><text:span text:style-name="T14">in</text:span><text:span text:style-name="T21"> options) </text:span><text:span text:style-name="T14">{</text:span></text:p>
      <text:p text:style-name="P21"><text:span text:style-name="T21">     </text:span><text:span text:style-name="T33">console</text:span><text:span text:style-name="T14">.</text:span><text:span text:style-name="T34">log</text:span><text:span text:style-name="T21">(</text:span><text:span text:style-name="T14">"</text:span><text:span text:style-name="T18">Property </text:span><text:span text:style-name="T14">"</text:span><text:span text:style-name="T21"> </text:span><text:span text:style-name="T14">+</text:span><text:span text:style-name="T21"> key </text:span><text:span text:style-name="T14">+</text:span><text:span text:style-name="T21"> </text:span><text:span text:style-name="T14">"</text:span><text:span text:style-name="T18"> is  </text:span><text:span text:style-name="T14">"</text:span><text:span text:style-name="T21"> </text:span><text:span text:style-name="T14">+</text:span><text:span text:style-name="T21"> options[key])</text:span><text:span text:style-name="T14">;</text:span><text:span text:style-name="T25">//Zdesj svoistvo zaprasivaem tserez </text:span></text:p>
      <text:p text:style-name="P21"><text:span text:style-name="T21"> </text:span><text:span text:style-name="T14">}</text:span><text:span text:style-name="T21">                                  </text:span><text:span text:style-name="T25">//tserez kvadratnie skobki!!!</text:span></text:p>
      <text:p text:style-name="P21"><text:span text:style-name="T33">console</text:span><text:span text:style-name="T14">.</text:span><text:span text:style-name="T34">log</text:span><text:span text:style-name="T21">(</text:span><text:span text:style-name="T33">Object</text:span><text:span text:style-name="T14">.</text:span><text:span text:style-name="T34">keys</text:span><text:span text:style-name="T21">(options)</text:span><text:span text:style-name="T14">.</text:span><text:span text:style-name="T21">length)</text:span><text:span text:style-name="T14">;</text:span><text:span text:style-name="T21"> </text:span></text:p>
      <text:p text:style-name="P25"/>
      <text:p text:style-name="P12"/>
      <text:p text:style-name="P12"/>
      <text:p text:style-name="P12">Massivi Array</text:p>
      <text:p text:style-name="P12"/>
      <text:p text:style-name="P21"><text:span text:style-name="T29">let</text:span><text:span text:style-name="T21"> arr </text:span><text:span text:style-name="T14">=</text:span><text:span text:style-name="T21"> [</text:span><text:span text:style-name="T31">1</text:span><text:span text:style-name="T14">,</text:span><text:span text:style-name="T21"> </text:span><text:span text:style-name="T31">2</text:span><text:span text:style-name="T14">,</text:span><text:span text:style-name="T21"> </text:span><text:span text:style-name="T31">3</text:span><text:span text:style-name="T14">,</text:span><text:span text:style-name="T21"> </text:span><text:span text:style-name="T31">4</text:span><text:span text:style-name="T14">,</text:span><text:span text:style-name="T21"> </text:span><text:span text:style-name="T31">5</text:span><text:span text:style-name="T21">]</text:span><text:span text:style-name="T14">;</text:span><text:span text:style-name="T21"> </text:span><text:span text:style-name="T25">// Massivi zadaetsja tserez kvadratnie skobki</text:span></text:p>
      <text:p text:style-name="P21"><text:span text:style-name="T21">arr[</text:span><text:span text:style-name="T31">99</text:span><text:span text:style-name="T21">] </text:span><text:span text:style-name="T14">=</text:span><text:span text:style-name="T21"> </text:span><text:span text:style-name="T31">99</text:span><text:span text:style-name="T14">;</text:span><text:span text:style-name="T21"> </text:span><text:span text:style-name="T25">// Prisvoili 99 element v massive, no lutes tak ne delatj!</text:span></text:p>
      <text:p text:style-name="P21"><text:span text:style-name="T29">for</text:span><text:span text:style-name="T21"> (</text:span><text:span text:style-name="T29">let</text:span><text:span text:style-name="T21"> i </text:span><text:span text:style-name="T14">=</text:span><text:span text:style-name="T21"> </text:span><text:span text:style-name="T31">0</text:span><text:span text:style-name="T14">;</text:span><text:span text:style-name="T21"> i </text:span><text:span text:style-name="T14">&lt;</text:span><text:span text:style-name="T21"> arr</text:span><text:span text:style-name="T14">.</text:span><text:span text:style-name="T21">length</text:span><text:span text:style-name="T14">;</text:span><text:span text:style-name="T21"> i</text:span><text:span text:style-name="T14">++</text:span><text:span text:style-name="T21">) </text:span><text:span text:style-name="T14">{</text:span><text:span text:style-name="T25">// Perebiraem massiv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arr[i])</text:span><text:span text:style-name="T14">;</text:span><text:span text:style-name="T25">//vivodim v console znatsenie i</text:span></text:p>
      <text:p text:style-name="P59">}</text:p>
      <text:p text:style-name="P12"/>
      <text:p text:style-name="P12">Dobavlenie I udalenie elementov</text:p>
      <text:p text:style-name="P12"/>
      <text:p text:style-name="P21"><text:span text:style-name="T21">arr</text:span><text:span text:style-name="T14">.</text:span><text:span text:style-name="T34">pop</text:span><text:span text:style-name="T21">()          </text:span><text:span text:style-name="T25">//Pop uberet znatsenie s kontsa    POsle deistvija vsegda kruglie skobki</text:span></text:p>
      <text:p text:style-name="P21"><text:span text:style-name="T21">arr</text:span><text:span text:style-name="T14">.</text:span><text:span text:style-name="T34">push</text:span><text:span text:style-name="T21">(</text:span><text:span text:style-name="T14">"</text:span><text:span text:style-name="T18">5</text:span><text:span text:style-name="T14">"</text:span><text:span text:style-name="T21">)</text:span><text:span text:style-name="T14">;</text:span><text:span text:style-name="T21"> </text:span><text:span text:style-name="T25">//Dobavili novoe znatsenie. Push dobavljaet</text:span></text:p>
      <text:p text:style-name="P21"><text:span text:style-name="T21">arr</text:span><text:span text:style-name="T14">.</text:span><text:span text:style-name="T34">shift</text:span><text:span text:style-name="T21">()</text:span><text:span text:style-name="T14">;</text:span><text:span text:style-name="T25">// Ubiraet pervij elemen</text:span></text:p>
      <text:p text:style-name="P21"><text:span text:style-name="T21">arr</text:span><text:span text:style-name="T14">.</text:span><text:span text:style-name="T34">unshift</text:span><text:span text:style-name="T21">(</text:span><text:span text:style-name="T14">"</text:span><text:span text:style-name="T18">1</text:span><text:span text:style-name="T14">"</text:span><text:span text:style-name="T21">)</text:span><text:span text:style-name="T14">; //Dobavljaet pervij element</text:span></text:p>
      <text:p text:style-name="P21"><text:span text:style-name="T33">console</text:span><text:span text:style-name="T14">.</text:span><text:span text:style-name="T34">log</text:span><text:span text:style-name="T21">(arr)</text:span><text:span text:style-name="T14">;</text:span></text:p>
      <text:p text:style-name="P12"/>
      <text:p text:style-name="P12"/>
      <text:p text:style-name="P14">Perebor Massiva Array</text:p>
      <text:p text:style-name="P14"/>
      <text:p text:style-name="P14"><text:soft-page-break/></text:p>
      <text:p text:style-name="P14">Perebot ciklom For</text:p>
      <text:p text:style-name="P21"><text:span text:style-name="T29">let</text:span><text:span text:style-name="T21"> arr </text:span><text:span text:style-name="T14">=</text:span><text:span text:style-name="T21"> [</text:span><text:span text:style-name="T31">1</text:span><text:span text:style-name="T14">,</text:span><text:span text:style-name="T31">2</text:span><text:span text:style-name="T14">,</text:span><text:span text:style-name="T31">3</text:span><text:span text:style-name="T14">,</text:span><text:span text:style-name="T31">4</text:span><text:span text:style-name="T14">,</text:span><text:span text:style-name="T31">5</text:span><text:span text:style-name="T21">]</text:span><text:span text:style-name="T14">;</text:span></text:p>
      <text:p text:style-name="P25"/>
      <text:p text:style-name="P21"><text:span text:style-name="T29">for</text:span><text:span text:style-name="T21"> (</text:span><text:span text:style-name="T29">let</text:span><text:span text:style-name="T21"> i </text:span><text:span text:style-name="T14">=</text:span><text:span text:style-name="T21"> </text:span><text:span text:style-name="T31">0</text:span><text:span text:style-name="T14">;</text:span><text:span text:style-name="T21"> i </text:span><text:span text:style-name="T14">&gt;</text:span><text:span text:style-name="T21"> arr</text:span><text:span text:style-name="T14">.</text:span><text:span text:style-name="T21">lenght</text:span><text:span text:style-name="T14">;</text:span><text:span text:style-name="T21"> i</text:span><text:span text:style-name="T14">++</text:span><text:span text:style-name="T21">) </text:span><text:span text:style-name="T14">{</text:span></text:p>
      <text:p text:style-name="P21"><text:span text:style-name="T21">    </text:span><text:span text:style-name="T33">console</text:span><text:span text:style-name="T14">.</text:span><text:span text:style-name="T34">log</text:span><text:span text:style-name="T21">(arr[i])</text:span><text:span text:style-name="T14">;</text:span></text:p>
      <text:p text:style-name="P59">}</text:p>
      <text:p text:style-name="P21"><text:span text:style-name="T33">console</text:span><text:span text:style-name="T14">.</text:span><text:span text:style-name="T34">log</text:span><text:span text:style-name="T21">(arr)</text:span><text:span text:style-name="T14">;</text:span></text:p>
      <text:p text:style-name="P12"/>
      <text:p text:style-name="P25">[ 1, 2, 3, 4, 5 ]</text:p>
      <text:p text:style-name="P12"/>
      <text:p text:style-name="P14"/>
      <text:p text:style-name="P14"/>
      <text:p text:style-name="P14"/>
      <text:p text:style-name="P14"/>
      <text:p text:style-name="P25">arr.forEach(function(item, i, arr)</text:p>
      <text:p text:style-name="P12">item- sto perebiraem</text:p>
      <text:p text:style-name="P12">i-nomer elementa </text:p>
      <text:p text:style-name="P12">arr- nazvanie massiva</text:p>
      <text:p text:style-name="P12"/>
      <text:p text:style-name="P12"/>
      <text:p text:style-name="P12"/>
      <text:p text:style-name="P12">Perebor massiva method foreach</text:p>
      <text:p text:style-name="P25">let arr = [1, 2, 3, 4, 5];</text:p>
      <text:p text:style-name="P12">arr-nazvanie massiva</text:p>
      <text:p text:style-name="P12">for <text:s text:c="2"/>each method perebora</text:p>
      <text:p text:style-name="P12">item-sto perebiraem</text:p>
      <text:p text:style-name="P12">I <text:s/>nomer elementa</text:p>
      <text:p text:style-name="P12">Nazvanie massiva</text:p>
      <text:p text:style-name="P25">arr.forEach(function(item, i, mass) {</text:p>
      <text:p text:style-name="P21"><text:span text:style-name="T21">    console.log(i + </text:span><text:span text:style-name="T14">"</text:span><text:span text:style-name="T18">: </text:span><text:span text:style-name="T14">"</text:span><text:span text:style-name="T21"> + item + </text:span><text:span text:style-name="T14">"</text:span><text:span text:style-name="T18">(massive: </text:span><text:span text:style-name="T14">"</text:span><text:span text:style-name="T21"> + mass +</text:span><text:span text:style-name="T14">"</text:span><text:span text:style-name="T18">)</text:span><text:span text:style-name="T14">"</text:span><text:span text:style-name="T21">);</text:span></text:p>
      <text:p text:style-name="P25">});</text:p>
      <text:p text:style-name="P12"/>
      <text:p text:style-name="P25">0: 1(massive: 1,2,3,4,5)</text:p>
      <text:p text:style-name="P25">1: 2(massive: 1,2,3,4,5)</text:p>
      <text:p text:style-name="P25">2: 3(massive: 1,2,3,4,5)</text:p>
      <text:p text:style-name="P25">3: 4(massive: 1,2,3,4,5)</text:p>
      <text:p text:style-name="P25">4: 5(massive: 1,2,3,4,5)</text:p>
      <text:p text:style-name="P12"/>
      <text:p text:style-name="P12"/>
      <text:p text:style-name="P12">Perebor massiva ciklom for in</text:p>
      <text:p text:style-name="P12"/>
      <text:p text:style-name="P25">let mass = [1,3,4,6,7];</text:p>
      <text:p text:style-name="P25"/>
      <text:p text:style-name="P25"><text:soft-page-break/>for (let key in mass) {</text:p>
      <text:p text:style-name="P25">    console.log(key);</text:p>
      <text:p text:style-name="P25">}</text:p>
      <text:p text:style-name="P19">I tak mi polutsaem porjadkovij nomer, a <text:s/>ne znatsenie .</text:p>
      <text:list xml:id="list2411463861" text:style-name="WWNum1">
        <text:list-item>
          <text:p text:style-name="P91">Eto nulevoj elemnt v massive , <text:s text:c="2"/>a 3- eto znatsenie 1 elemnta</text:p>
        </text:list-item>
      </text:list>
      <text:p text:style-name="P25">0</text:p>
      <text:p text:style-name="P25">1</text:p>
      <text:p text:style-name="P25">2</text:p>
      <text:p text:style-name="P25">3</text:p>
      <text:p text:style-name="P25">4</text:p>
      <text:p text:style-name="P12"/>
      <text:p text:style-name="P12">A tak pri pomosi for of <text:s/>mi vivodim imenno znatsenie</text:p>
      <text:p text:style-name="P25">let mass = [1,3,4,6,7];</text:p>
      <text:p text:style-name="P25"/>
      <text:p text:style-name="P25">for (let key of mass) {</text:p>
      <text:p text:style-name="P21"><text:span text:style-name="T21">    </text:span><text:span text:style-name="T22">console.log(key);</text:span></text:p>
      <text:p text:style-name="P27">}</text:p>
      <text:p text:style-name="P12"/>
      <text:p text:style-name="P12"/>
      <text:p text:style-name="P27">1</text:p>
      <text:p text:style-name="P27">3</text:p>
      <text:p text:style-name="P27">4</text:p>
      <text:p text:style-name="P27">6</text:p>
      <text:p text:style-name="P27">7</text:p>
      <text:p text:style-name="P12"/>
      <text:p text:style-name="P12"/>
      <text:p text:style-name="P12"/>
      <text:p text:style-name="P4"><text:span text:style-name="T40">var</text:span><text:span text:style-name="T4"> menu </text:span><text:span text:style-name="T41">=</text:span><text:span text:style-name="T4"> </text:span><text:span text:style-name="T42">{</text:span></text:p>
      <text:p text:style-name="P4"><text:span text:style-name="T4"><text:s text:c="2"/>width</text:span><text:span text:style-name="T42">:</text:span><text:span text:style-name="T4"> </text:span><text:span text:style-name="T43">300</text:span><text:span text:style-name="T42">,</text:span></text:p>
      <text:p text:style-name="P4"><text:span text:style-name="T4"><text:s text:c="2"/>height</text:span><text:span text:style-name="T42">:</text:span><text:span text:style-name="T4"> </text:span><text:span text:style-name="T43">200</text:span><text:span text:style-name="T42">,</text:span></text:p>
      <text:p text:style-name="P4"><text:span text:style-name="T4"><text:s text:c="2"/>title</text:span><text:span text:style-name="T42">:</text:span><text:span text:style-name="T4"> </text:span><text:span text:style-name="T44">"Menu"</text:span></text:p>
      <text:p text:style-name="P60">};</text:p>
      <text:p text:style-name="P34"/>
      <text:p text:style-name="P4"><text:span text:style-name="T40">for</text:span><text:span text:style-name="T4"> </text:span><text:span text:style-name="T42">(</text:span><text:span text:style-name="T40">var</text:span><text:span text:style-name="T4"> key </text:span><text:span text:style-name="T40">in</text:span><text:span text:style-name="T4"> menu</text:span><text:span text:style-name="T42">)</text:span><text:span text:style-name="T4"> </text:span><text:span text:style-name="T42">{</text:span></text:p>
      <text:p text:style-name="P4"><text:span text:style-name="T4"><text:s text:c="2"/></text:span><text:span text:style-name="T46">// этот код будет вызван для каждого свойства объекта</text:span></text:p>
      <text:p text:style-name="P4"><text:span text:style-name="T5"><text:s text:c="2"/></text:span><text:span text:style-name="T46">// ..и выведет имя свойства и его значение</text:span></text:p>
      <text:p text:style-name="P35"/>
      <text:p text:style-name="P4"><text:span text:style-name="T5"><text:s text:c="2"/></text:span><text:span text:style-name="T3">alert</text:span><text:span text:style-name="T42">(</text:span><text:span text:style-name="T4"> </text:span><text:span text:style-name="T44">"</text:span><text:span text:style-name="T45">Ключ</text:span><text:span text:style-name="T44">: "</text:span><text:span text:style-name="T4"> </text:span><text:span text:style-name="T41">+</text:span><text:span text:style-name="T4"> key </text:span><text:span text:style-name="T41">+</text:span><text:span text:style-name="T4"> </text:span><text:span text:style-name="T44">" </text:span><text:span text:style-name="T45">значение</text:span><text:span text:style-name="T44">: "</text:span><text:span text:style-name="T4"> </text:span><text:span text:style-name="T41">+</text:span><text:span text:style-name="T4"> menu</text:span><text:span text:style-name="T42">[</text:span><text:span text:style-name="T4">key</text:span><text:span text:style-name="T42">]</text:span><text:span text:style-name="T4"> </text:span><text:span text:style-name="T42">);</text:span></text:p>
      <text:p text:style-name="P61">}</text:p>
      <text:p text:style-name="P19"/>
      <text:p text:style-name="P12"/>
      <text:p text:style-name="P12"/>
      <text:p text:style-name="P12"/>
      <text:p text:style-name="P12">Vnesenie znatsenij v <text:s/>masiiv</text:p>
      <text:p text:style-name="P12"/>
      <text:p text:style-name="P21"><text:span text:style-name="T21">let ans = prompt(</text:span><text:span text:style-name="T14">"",</text:span><text:span text:style-name="T21"> </text:span><text:span text:style-name="T14">""</text:span><text:span text:style-name="T21">),</text:span></text:p>
      <text:p text:style-name="P25">    arr = [];</text:p>
      <text:p text:style-name="P25"><text:soft-page-break/></text:p>
      <text:p text:style-name="P21"><text:span text:style-name="T21">arr = ans.split(</text:span><text:span text:style-name="T14">"</text:span><text:span text:style-name="T18">,</text:span><text:span text:style-name="T14">"</text:span><text:span text:style-name="T21">);</text:span></text:p>
      <text:p text:style-name="P25">console.log(arr); </text:p>
      <text:p text:style-name="P12">ans.split budem prionimatj znatsenija ot razdelitelej, zdesj eto zapjataja</text:p>
      <text:p text:style-name="P12"/>
      <text:p text:style-name="P12"/>
      <text:p text:style-name="P12">Vivesti vse odnoj strokoj</text:p>
      <text:p text:style-name="P12"/>
      <text:p text:style-name="P21"><text:span text:style-name="T21">let arr = [</text:span><text:span text:style-name="T14">"</text:span><text:span text:style-name="T18">aawe</text:span><text:span text:style-name="T14">",</text:span><text:span text:style-name="T21"> </text:span><text:span text:style-name="T14">"</text:span><text:span text:style-name="T18">zzz</text:span><text:span text:style-name="T14">",</text:span><text:span text:style-name="T21"> </text:span><text:span text:style-name="T14">"</text:span><text:span text:style-name="T18">pp</text:span><text:span text:style-name="T14">",</text:span><text:span text:style-name="T21"> </text:span><text:span text:style-name="T14">"</text:span><text:span text:style-name="T18">rqa</text:span><text:span text:style-name="T14">"</text:span><text:span text:style-name="T21">],</text:span></text:p>
      <text:p text:style-name="P21"><text:span text:style-name="T21">    i = arr.join(</text:span><text:span text:style-name="T14">"</text:span><text:span text:style-name="T18">, </text:span><text:span text:style-name="T14">"</text:span><text:span text:style-name="T21">);</text:span></text:p>
      <text:p text:style-name="P25">console.log(i);</text:p>
      <text:p text:style-name="P12"/>
      <text:p text:style-name="P25">aawe, zzz, pp, rqa</text:p>
      <text:p text:style-name="P12">Metod sort otsortiruet po alfavitu</text:p>
      <text:p text:style-name="P12"/>
      <text:p text:style-name="P21"><text:span text:style-name="T21">let arr = [</text:span><text:span text:style-name="T14">"</text:span><text:span text:style-name="T18">aawe</text:span><text:span text:style-name="T14">",</text:span><text:span text:style-name="T21"> </text:span><text:span text:style-name="T14">"</text:span><text:span text:style-name="T18">zzz</text:span><text:span text:style-name="T14">",</text:span><text:span text:style-name="T21"> </text:span><text:span text:style-name="T14">"</text:span><text:span text:style-name="T18">pp</text:span><text:span text:style-name="T14">",</text:span><text:span text:style-name="T21"> </text:span><text:span text:style-name="T14">"</text:span><text:span text:style-name="T18">rqa</text:span><text:span text:style-name="T14">"</text:span><text:span text:style-name="T21">],</text:span></text:p>
      <text:p text:style-name="P21"><text:span text:style-name="T21">    i = arr.join(</text:span><text:span text:style-name="T14">"</text:span><text:span text:style-name="T18">, </text:span><text:span text:style-name="T14">"</text:span><text:span text:style-name="T21">);</text:span></text:p>
      <text:p text:style-name="P25">console.log(i);</text:p>
      <text:p text:style-name="P12"/>
      <text:p text:style-name="P25">[ 'aawe', 'pp', 'rqa', 'zzz' ]</text:p>
      <text:p text:style-name="P12">Metod sort <text:s/>sortiruet vse kak stroki, i ne podhodit dlja zifr</text:p>
      <text:p text:style-name="P12"/>
      <text:p text:style-name="P12">Esli neobhodimo otsortirovatj tsifri po porjadku, to</text:p>
      <text:p text:style-name="P12"/>
      <text:p text:style-name="P25">let arr = [1,15,4],</text:p>
      <text:p text:style-name="P25">    i = arr.sort(compareNum);</text:p>
      <text:p text:style-name="P25"/>
      <text:p text:style-name="P25">function compareNum(a,b) {</text:p>
      <text:p text:style-name="P25">    return a-b;</text:p>
      <text:p text:style-name="P25">}</text:p>
      <text:p text:style-name="P25">console.log(arr);</text:p>
      <text:p text:style-name="P12"/>
      <text:p text:style-name="P25">[ 1, 4, 15 ]</text:p>
      <text:p text:style-name="P12"/>
      <text:p text:style-name="P12"/>
      <text:p text:style-name="P12">U pseudo massivov netu methodov ni kakih potsti ni push ni pop I td</text:p>
      <text:p text:style-name="P12"/>
      <text:p text:style-name="P12"/>
      <text:p text:style-name="P36">Dynamitseskaja tipizatsija,</text:p>
      <text:p text:style-name="P36"/>
      <text:p text:style-name="P89">Eto kogda odin tip mozet prevrasatsja v drugoi</text:p>
      <text:p text:style-name="P89">1)String v tsislo naprimer</text:p>
      <text:p text:style-name="P89"><text:soft-page-break/>console.log(“ww” + 5); //   pri slozenii vidast string</text:p>
      <text:p text:style-name="P89">console.log(typeof(“ww” + 5)); </text:p>
      <text:p text:style-name="P12">2) Unarnij sposob +”” <text:s/>prevratit v number</text:p>
      <text:p text:style-name="P12"/>
      <text:p text:style-name="P21"><text:span text:style-name="T33">console</text:span><text:span text:style-name="T14">.</text:span><text:span text:style-name="T34">log</text:span><text:span text:style-name="T21">(</text:span><text:span text:style-name="T14">typeof</text:span><text:span text:style-name="T21">(</text:span><text:span text:style-name="T31">5</text:span><text:span text:style-name="T21"> </text:span><text:span text:style-name="T14">+</text:span><text:span text:style-name="T21"> </text:span><text:span text:style-name="T14">+"</text:span><text:span text:style-name="T18">5</text:span><text:span text:style-name="T14">"</text:span><text:span text:style-name="T21">));</text:span></text:p>
      <text:p text:style-name="P12">+”5”- takoe prevratit string v number</text:p>
      <text:p text:style-name="P12"/>
      <text:p text:style-name="P12">3) Takim sposobom toze ppolutsim number</text:p>
      <text:p text:style-name="P21"><text:span text:style-name="T33">console</text:span><text:span text:style-name="T14">.</text:span><text:span text:style-name="T34">log</text:span><text:span text:style-name="T21">(</text:span><text:span text:style-name="T14">typeof</text:span><text:span text:style-name="T21">(</text:span><text:span text:style-name="T34">parseInt</text:span><text:span text:style-name="T21">(</text:span><text:span text:style-name="T14">"</text:span><text:span text:style-name="T18">15px</text:span><text:span text:style-name="T14">",</text:span><text:span text:style-name="T21"> </text:span><text:span text:style-name="T31">10</text:span><text:span text:style-name="T21">)));</text:span></text:p>
      <text:p text:style-name="P12"/>
      <text:p text:style-name="P12">zdesj ljuboj otvet poljozovatelja prevratitsja v number</text:p>
      <text:p text:style-name="P12">PS by default <text:s/>input textarea I prompt vsegda string</text:p>
      <text:p text:style-name="P21"><text:span text:style-name="T21">let ans </text:span><text:span text:style-name="T14">=</text:span><text:span text:style-name="T21"> </text:span><text:span text:style-name="T14">+</text:span><text:span text:style-name="T34">prompt</text:span><text:span text:style-name="T21">(</text:span><text:span text:style-name="T14">"</text:span><text:span text:style-name="T18">Hello</text:span><text:span text:style-name="T14">",</text:span><text:span text:style-name="T21"> </text:span><text:span text:style-name="T14">""</text:span><text:span text:style-name="T21">);</text:span></text:p>
      <text:p text:style-name="P12"/>
      <text:p text:style-name="P12">logitseskoe preobrazovanie </text:p>
      <text:p text:style-name="P19">Eti tipi dannih vsegda logitseskoe false</text:p>
      <text:p text:style-name="P21"><text:span text:style-name="T31">0</text:span><text:span text:style-name="T14">,</text:span><text:span text:style-name="T21"> </text:span><text:span text:style-name="T14">"",</text:span><text:span text:style-name="T21"> null</text:span><text:span text:style-name="T14">,</text:span><text:span text:style-name="T21"> undefined</text:span><text:span text:style-name="T14">,</text:span><text:span text:style-name="T21"> </text:span><text:span text:style-name="T34">Nan</text:span><text:span text:style-name="T21"> </text:span><text:span text:style-name="T14">(</text:span><text:span text:style-name="T31">Eti</text:span><text:span text:style-name="T21"> </text:span><text:span text:style-name="T31">vse</text:span><text:span text:style-name="T21"> </text:span><text:span text:style-name="T31">susnosti</text:span><text:span text:style-name="T21"> </text:span><text:span text:style-name="T31">vsegda</text:span><text:span text:style-name="T21"> </text:span><text:span text:style-name="T31">False</text:span><text:span text:style-name="T14">)</text:span></text:p>
      <text:p text:style-name="P19">Vse ostaljnoe budet logitseskoe true</text:p>
      <text:p text:style-name="P19"/>
      <text:p text:style-name="P19">Naprimer zdesj funktsija ne vivedet nitsego, tak null -false</text:p>
      <text:p text:style-name="P19"/>
      <text:p text:style-name="P21"><text:span text:style-name="T21">let switcher </text:span><text:span text:style-name="T14">=</text:span><text:span text:style-name="T21"> </text:span><text:span text:style-name="T31">null</text:span><text:span text:style-name="T21">;</text:span></text:p>
      <text:p text:style-name="P21"><text:span text:style-name="T34">if</text:span><text:span text:style-name="T21"> (switcher) </text:span><text:span text:style-name="T14">{</text:span></text:p>
      <text:p text:style-name="P21"><text:span text:style-name="T21">    </text:span><text:span text:style-name="T22">console.log(</text:span><text:span text:style-name="T15">"</text:span><text:span text:style-name="T19">Working..</text:span><text:span text:style-name="T15">"</text:span><text:span text:style-name="T22">)</text:span></text:p>
      <text:p text:style-name="P27">}</text:p>
      <text:p text:style-name="P19"/>
      <text:p text:style-name="P12">A esli pomnjaem na 1, to budet true i vse otrabotaet</text:p>
      <text:p text:style-name="P12"/>
      <text:p text:style-name="P25">switcher = 1;</text:p>
      <text:p text:style-name="P25">if (switcher) {</text:p>
      <text:p text:style-name="P21"><text:span text:style-name="T21">    console.log(</text:span><text:span text:style-name="T14">"</text:span><text:span text:style-name="T18">Working..</text:span><text:span text:style-name="T14">"</text:span><text:span text:style-name="T21">)</text:span></text:p>
      <text:p text:style-name="P28">}</text:p>
      <text:p text:style-name="P19"/>
      <text:p text:style-name="P21"><text:span text:style-name="T39">Mi mozem takze takim sposobom prevrasatj v Boolean <text:line-break/></text:span><text:span text:style-name="T21">console.log(typeof(Boolean(</text:span><text:span text:style-name="T14">"</text:span><text:span text:style-name="T18">5</text:span><text:span text:style-name="T14">"</text:span><text:span text:style-name="T21">)));</text:span></text:p>
      <text:p text:style-name="P32"/>
      <text:p text:style-name="P21"><text:span text:style-name="T48">[Running]</text:span><text:span text:style-name="T18"> node "/Users/maksim/Desktop/Html/Exercise 1/tempCodeRunnerFile.js"</text:span></text:p>
      <text:p text:style-name="P27">boolean</text:p>
      <text:p text:style-name="P12"/>
      <text:p text:style-name="P12"/>
      <text:p text:style-name="P12"><text:soft-page-break/>Samij korotkij sposob prevratitj v boolean znatsenie<text:line-break/></text:p>
      <text:p text:style-name="P21"><text:span text:style-name="T21">console.log(typeof(!!</text:span><text:span text:style-name="T14">"</text:span><text:span text:style-name="T18">5</text:span><text:span text:style-name="T14">"</text:span><text:span text:style-name="T21">));</text:span></text:p>
      <text:p text:style-name="P12">postavitj !! pered znatseniem</text:p>
      <text:p text:style-name="P12"/>
      <text:p text:style-name="P87">Что выведет этот код: alert( null || 2 &amp;&amp; 3 || 4 ); ?</text:p>
      <text:p text:style-name="P88">Выведет 3. Почему так? Мы разбиваем этот кусочек кода на 3 части.</text:p>
      <text:p text:style-name="P88">Сначала, в операции ИЛИ - из двух частей вернет 2. ИЛИ возвращает всегда первое правдивое утверждение.</text:p>
      <text:p text:style-name="P88">После оператор И сравнит 2 и 3 и вернет последнее - 3ку. Оператор И возвращает первое ложное значение, но если его нет - то последнее.</text:p>
      <text:p text:style-name="P88">И в конце ИЛИ возвращает первое правдивое утверждение.</text:p>
      <text:p text:style-name="P20"/>
      <text:p text:style-name="P20"/>
      <text:p text:style-name="P19">DOM</text:p>
      <text:p text:style-name="P19"/>
      <text:p text:style-name="P19"/>
      <text:p text:style-name="P19">POlutsenie dannih iz nasego html pri pomosi js</text:p>
      <text:p text:style-name="P19"/>
      <text:p text:style-name="P21"><text:span text:style-name="T21">let box </text:span><text:span text:style-name="T14">=</text:span><text:span text:style-name="T21"> document</text:span><text:span text:style-name="T14">.</text:span><text:span text:style-name="T34">getElementById</text:span><text:span text:style-name="T21">(</text:span><text:span text:style-name="T14">"</text:span><text:span text:style-name="T18">box</text:span><text:span text:style-name="T14">"</text:span><text:span text:style-name="T21">);</text:span></text:p>
      <text:p text:style-name="P56">// tak mi obrasaemsja k document- eto vesj nas html , i zdesj get by id mi obrasaemshja po id iz html </text:p>
      <text:p text:style-name="P21"><text:span text:style-name="T21">let btn </text:span><text:span text:style-name="T14">=</text:span><text:span text:style-name="T21"> document</text:span><text:span text:style-name="T14">.</text:span><text:span text:style-name="T34">getElementsByTagName</text:span><text:span text:style-name="T21">(</text:span><text:span text:style-name="T14">"</text:span><text:span text:style-name="T18">button</text:span><text:span text:style-name="T14">"</text:span><text:span text:style-name="T21">);</text:span><text:span text:style-name="T25">// zdesj mi polutsaem vse knopki s tegom button, kotorie estj v html  (Vijdut oni vvide pseudo massiva)</text:span></text:p>
      <text:p text:style-name="P21"><text:span text:style-name="T33">console</text:span><text:span text:style-name="T14">.</text:span><text:span text:style-name="T34">log</text:span><text:span text:style-name="T21">(btn[</text:span><text:span text:style-name="T31">0</text:span><text:span text:style-name="T21">]);</text:span><text:span text:style-name="T25">// samaja pervaja knopka v html tak massive index 0</text:span></text:p>
      <text:p text:style-name="P25"/>
      <text:p text:style-name="P21"><text:span text:style-name="T21">let circle </text:span><text:span text:style-name="T14">=</text:span><text:span text:style-name="T21"> document</text:span><text:span text:style-name="T14">.</text:span><text:span text:style-name="T34">getElementsByClassName</text:span><text:span text:style-name="T21">(</text:span><text:span text:style-name="T14">"</text:span><text:span text:style-name="T18">circle</text:span><text:span text:style-name="T14">"</text:span><text:span text:style-name="T21">);</text:span><text:span text:style-name="T25">// polutsim vse lementi s classom circle</text:span></text:p>
      <text:p text:style-name="P21"><text:span text:style-name="T33">console</text:span><text:span text:style-name="T14">.</text:span><text:span text:style-name="T34">log</text:span><text:span text:style-name="T21">(circle[</text:span><text:span text:style-name="T31">2</text:span><text:span text:style-name="T21">]);</text:span><text:span text:style-name="T25">// polutsu 3 element s classom circle  iz html</text:span></text:p>
      <text:p text:style-name="P56">// v etih metodah class i id vse bez skobok, i tak js ponumaet</text:p>
      <text:p text:style-name="P25"/>
      <text:p text:style-name="P12"/>
      <text:p text:style-name="P12">Samihj populjarnij methode</text:p>
      <text:p text:style-name="P12"/>
      <text:p text:style-name="P12"/>
      <text:p text:style-name="P56">//Samij populjarnij metod </text:p>
      <text:p text:style-name="P21"><text:span text:style-name="T21">let heart </text:span><text:span text:style-name="T14">=</text:span><text:span text:style-name="T21"> document</text:span><text:span text:style-name="T14">.</text:span><text:span text:style-name="T34">querySelectorAll</text:span><text:span text:style-name="T21">(</text:span><text:span text:style-name="T14">"</text:span><text:span text:style-name="T18">.heart</text:span><text:span text:style-name="T14">"</text:span><text:span text:style-name="T21">);</text:span></text:p>
      <text:p text:style-name="P56">// v nem mi vse polutsaem  kak obitsno, naprimer class . pred nazvaniem, tem samim govori js eto class</text:p>
      <text:p text:style-name="P56">//Mozno ispoljzovatj vlozenostj</text:p>
      <text:p text:style-name="P21"><text:span text:style-name="T21">let heart </text:span><text:span text:style-name="T14">=</text:span><text:span text:style-name="T21"> document</text:span><text:span text:style-name="T14">.</text:span><text:span text:style-name="T34">querySelectorAll</text:span><text:span text:style-name="T21">(</text:span><text:span text:style-name="T14">"</text:span><text:span text:style-name="T18">.wrapper .heart</text:span><text:span text:style-name="T14">"</text:span><text:span text:style-name="T21">);</text:span></text:p>
      <text:p text:style-name="P56">// tserez querySelectorAll, mi polutsaem pseudo massive s odnim methodom  forEach </text:p>
      <text:p text:style-name="P21"><text:span text:style-name="T21">let oneHeart </text:span><text:span text:style-name="T14">=</text:span><text:span text:style-name="T21"> document</text:span><text:span text:style-name="T14">.</text:span><text:span text:style-name="T34">querySelector</text:span><text:span text:style-name="T21">(</text:span><text:span text:style-name="T14">"</text:span><text:span text:style-name="T18">.heart</text:span><text:span text:style-name="T14">"</text:span><text:span text:style-name="T21">);</text:span><text:span text:style-name="T25">// etot vivedet toljkko pervij so stranitsi</text:span></text:p>
      <text:p text:style-name="P12"/>
      <text:p text:style-name="P19">tak mi pomenjali tsvet <text:s/>vse, kto u nas popal <text:s/>let box</text:p>
      <text:p text:style-name="P21"><text:span text:style-name="T21">box</text:span><text:span text:style-name="T14">.</text:span><text:span text:style-name="T21">style</text:span><text:span text:style-name="T14">.</text:span><text:span text:style-name="T21">backgroundColor </text:span><text:span text:style-name="T14">=</text:span><text:span text:style-name="T21"> </text:span><text:span text:style-name="T14">"</text:span><text:span text:style-name="T18">blue</text:span><text:span text:style-name="T14">"</text:span><text:span text:style-name="T21">;</text:span></text:p>
      <text:p text:style-name="P12"><text:soft-page-break/>Znatsenie objazateljno v kavitskah</text:p>
      <text:p text:style-name="P12"/>
      <text:p text:style-name="P12"/>
      <text:p text:style-name="P12">Sdelaem 2 knopku krugloi</text:p>
      <text:p text:style-name="P21"><text:span text:style-name="T21">btn[</text:span><text:span text:style-name="T31">1</text:span><text:span text:style-name="T21">]</text:span><text:span text:style-name="T14">.</text:span><text:span text:style-name="T21">style</text:span><text:span text:style-name="T14">.</text:span><text:span text:style-name="T21">borderRadius </text:span><text:span text:style-name="T14">=</text:span><text:span text:style-name="T21"> </text:span><text:span text:style-name="T14">"</text:span><text:span text:style-name="T18">100%</text:span><text:span text:style-name="T14">"</text:span><text:span text:style-name="T21">;</text:span></text:p>
      <text:p text:style-name="P12"/>
      <text:p text:style-name="P12"/>
      <text:p text:style-name="P12">pervij kruzok budet krasnij</text:p>
      <text:p text:style-name="P21"><text:span text:style-name="T21">circle[</text:span><text:span text:style-name="T31">0</text:span><text:span text:style-name="T21">]</text:span><text:span text:style-name="T14">.</text:span><text:span text:style-name="T21">style</text:span><text:span text:style-name="T14">.</text:span><text:span text:style-name="T21">backgroundColor </text:span><text:span text:style-name="T14">=</text:span><text:span text:style-name="T21"> </text:span><text:span text:style-name="T14">"</text:span><text:span text:style-name="T18">red</text:span><text:span text:style-name="T14">"</text:span><text:span text:style-name="T21">;</text:span></text:p>
      <text:p text:style-name="P12"/>
      <text:p text:style-name="P12"/>
      <text:p text:style-name="P12"/>
      <text:p text:style-name="P12">mi perebiraem vse elementi , do the por poka I mensje kolitsetsva elementov I v kazdom menjaem <text:s/>tsvet na blue</text:p>
      <text:p text:style-name="P21"><text:span text:style-name="T34">for</text:span><text:span text:style-name="T21"> (let i </text:span><text:span text:style-name="T14">=</text:span><text:span text:style-name="T21"> </text:span><text:span text:style-name="T31">0</text:span><text:span text:style-name="T21">; i </text:span><text:span text:style-name="T14">&lt;</text:span><text:span text:style-name="T21"> heart</text:span><text:span text:style-name="T14">.</text:span><text:span text:style-name="T21">length; i</text:span><text:span text:style-name="T14">++</text:span><text:span text:style-name="T21">) </text:span><text:span text:style-name="T14">{</text:span></text:p>
      <text:p text:style-name="P25">    heart[i].style.backgroundColor = "blue";</text:p>
      <text:p text:style-name="P27">}</text:p>
      <text:p text:style-name="P12"/>
      <text:p text:style-name="P12">Smisl methoda foreach v tom sto on callback funktsiaj</text:p>
      <text:p text:style-name="P25">heart.forEach()</text:p>
      <text:p text:style-name="P12">vnatsale vipolnitsja for each, a potom toljko to sto v SKOBKAH </text:p>
      <text:p text:style-name="P12">foreach delaet <text:s/>to ze samoe sto vverhu metod for</text:p>
      <text:p text:style-name="P25">heart.forEach(function(item, i, hearts) {</text:p>
      <text:p text:style-name="P25">    item.style.backgroundColor = "blue";</text:p>
      <text:p text:style-name="P25">});</text:p>
      <text:p text:style-name="P86"><text:line-break/></text:p>
      <text:p text:style-name="P56">// item - kazdij element , kotorij mi hotim perebratj, nazvatj mozno kak ugodno    </text:p>
      <text:p text:style-name="P56">//I eto peremnnaja , nomer lemnta po porjadku</text:p>
      <text:p text:style-name="P56">// hearts- eto nazvanie massiva kotorij perebiraem, nazvatj mozno kak ugodno, glavnoe ne tak kak sam originaljnij massiv</text:p>
      <text:p text:style-name="P25"/>
      <text:p text:style-name="P12"/>
      <text:p text:style-name="P12"/>
      <text:p text:style-name="P12">Takze pri pomosi methoda create mi mozem sozdavatj <text:s/>elementi</text:p>
      <text:p text:style-name="P12"/>
      <text:p text:style-name="P25">let div = document.createElement("div");</text:p>
      <text:p text:style-name="P12">otsenj tsato tak ispoljzuetsja v react</text:p>
      <text:p text:style-name="P12"/>
      <text:p text:style-name="P12">Prosto sozdali tekstovij uzel </text:p>
      <text:p text:style-name="P25">let text = document.createTextNode("i was here");</text:p>
      <text:p text:style-name="P12"/>
      <text:p text:style-name="P12"/>
      <text:p text:style-name="P12"><text:soft-page-break/></text:p>
      <text:p text:style-name="P12">udalenie dobavlenie perekljutsenie klassov </text:p>
      <text:p text:style-name="P12"/>
      <text:p text:style-name="P12">vot tak mi dobavim nasemu div class black</text:p>
      <text:p text:style-name="P27">div.classList.add("black");</text:p>
      <text:p text:style-name="P12"/>
      <text:p text:style-name="P12">Dobavitj element v konets body , body v dannom slutsae roditelj</text:p>
      <text:p text:style-name="P21"><text:span text:style-name="T21">document</text:span><text:span text:style-name="T14">.</text:span><text:span text:style-name="T21">body</text:span><text:span text:style-name="T14">.</text:span><text:span text:style-name="T34">appendChild</text:span><text:span text:style-name="T21">(“div”);</text:span></text:p>
      <text:p text:style-name="P12"/>
      <text:p text:style-name="P12"/>
      <text:p text:style-name="P21"><text:span text:style-name="T21">let wrapper </text:span><text:span text:style-name="T14">=</text:span><text:span text:style-name="T21"> document</text:span><text:span text:style-name="T14">.</text:span><text:span text:style-name="T34">querySelectorAll</text:span><text:span text:style-name="T21">(</text:span><text:span text:style-name="T14">"</text:span><text:span text:style-name="T18">.wrapper</text:span><text:span text:style-name="T14">"</text:span><text:span text:style-name="T21">);</text:span></text:p>
      <text:p text:style-name="P21"><text:span text:style-name="T23">document</text:span><text:span text:style-name="T16">.</text:span><text:span text:style-name="T23">wrapper</text:span><text:span text:style-name="T16">.</text:span><text:span text:style-name="T36">appendChild</text:span><text:span text:style-name="T23">(</text:span><text:span text:style-name="T16">"</text:span><text:span text:style-name="T20">div</text:span><text:span text:style-name="T16">"</text:span><text:span text:style-name="T23">);</text:span></text:p>
      <text:p text:style-name="P19">zdesj mi vstavljaem nas div v konets wrapper(Wrapper- roditelj)</text:p>
      <text:p text:style-name="P19"/>
      <text:p text:style-name="P12">vot tak mozno dobavitj v opredelennoe mesto</text:p>
      <text:p text:style-name="P21"><text:span text:style-name="T21">document</text:span><text:span text:style-name="T14">.</text:span><text:span text:style-name="T21">body</text:span><text:span text:style-name="T14">.</text:span><text:span text:style-name="T34">insertBefore</text:span><text:span text:style-name="T21">(div</text:span><text:span text:style-name="T14">,</text:span><text:span text:style-name="T21"> circle[</text:span><text:span text:style-name="T31">0</text:span><text:span text:style-name="T21">]);</text:span></text:p>
      <text:p text:style-name="P12">mi dobavim div v body , v nasem pseudo massive circle oin vstanet na index 0, toestj pervim</text:p>
      <text:p text:style-name="P12"/>
      <text:p text:style-name="P12">udalitj elemnt roditelj body udalim vtoroj elemnt iz circle</text:p>
      <text:p text:style-name="P21"><text:span text:style-name="T21">document</text:span><text:span text:style-name="T14">.</text:span><text:span text:style-name="T21">body</text:span><text:span text:style-name="T14">.</text:span><text:span text:style-name="T34">removeChild</text:span><text:span text:style-name="T21">(circle[</text:span><text:span text:style-name="T31">1</text:span><text:span text:style-name="T21">]);</text:span></text:p>
      <text:p text:style-name="P19">roditelj wrapper udaljaem 2 element iz heart</text:p>
      <text:p text:style-name="P21"><text:span text:style-name="T21">wrapper</text:span><text:span text:style-name="T14">.</text:span><text:span text:style-name="T34">removeChild</text:span><text:span text:style-name="T21">(heart[</text:span><text:span text:style-name="T31">1</text:span><text:span text:style-name="T21">]);</text:span></text:p>
      <text:p text:style-name="P12"/>
      <text:p text:style-name="P12">zemenjaem element</text:p>
      <text:p text:style-name="P21"><text:span text:style-name="T21">document</text:span><text:span text:style-name="T14">.</text:span><text:span text:style-name="T21">body</text:span><text:span text:style-name="T14">.</text:span><text:span text:style-name="T34">replaceChild</text:span><text:span text:style-name="T21">(btn1[</text:span><text:span text:style-name="T31">1</text:span><text:span text:style-name="T21">]</text:span><text:span text:style-name="T14">,</text:span><text:span text:style-name="T21"> circle[</text:span><text:span text:style-name="T31">1</text:span><text:span text:style-name="T21">]);</text:span></text:p>
      <text:p text:style-name="P12">// btn eto novij element I ego pozotsija, circle etotot elemnt kotorij udalim<text:line-break/>itogo v circle za mesto vtorogo elementa vstanet btn</text:p>
      <text:p text:style-name="P12"/>
      <text:p text:style-name="P12"/>
      <text:p text:style-name="P19">Vot tak mi mozem vstavitj text v nas elemnt, pri pomosi inner HTML</text:p>
      <text:p text:style-name="P21"><text:span text:style-name="T21">div</text:span><text:span text:style-name="T14">.</text:span><text:span text:style-name="T21">innerHTML </text:span><text:span text:style-name="T14">=</text:span><text:span text:style-name="T21"> </text:span><text:span text:style-name="T14">"</text:span><text:span text:style-name="T18">Hello World</text:span><text:span text:style-name="T14">"</text:span><text:span text:style-name="T21">;</text:span></text:p>
      <text:p text:style-name="P12"/>
      <text:p text:style-name="P12">a vot tak mi mozem prjamo vnesti v html vmeste s tegom</text:p>
      <text:p text:style-name="P21"><text:span text:style-name="T21">div</text:span><text:span text:style-name="T14">.</text:span><text:span text:style-name="T21">innerHTML </text:span><text:span text:style-name="T14">=</text:span><text:span text:style-name="T21"> </text:span><text:span text:style-name="T14">"</text:span><text:span text:style-name="T18">&lt;h1&gt;Hello World&lt;/h1&gt;</text:span><text:span text:style-name="T14">"</text:span><text:span text:style-name="T21">;</text:span></text:p>
      <text:p text:style-name="P12">// vnutri nasego div pojavitsja h1</text:p>
      <text:p text:style-name="P12"/>
      <text:p text:style-name="P12">Samij lutsij sposob dobavitj text eto</text:p>
      <text:p text:style-name="P21"><text:span text:style-name="T21">div</text:span><text:span text:style-name="T14">.</text:span><text:span text:style-name="T21">textContent </text:span><text:span text:style-name="T14">=</text:span><text:span text:style-name="T21"> </text:span><text:span text:style-name="T14">"</text:span><text:span text:style-name="T18">Hello World</text:span><text:span text:style-name="T14">"</text:span><text:span text:style-name="T21">;</text:span></text:p>
      <text:p text:style-name="P19">tak mi vnutri div pokemstili text I obezopasili nasu stranitsu odnovremenno</text:p>
      <text:p text:style-name="P19"><text:soft-page-break/></text:p>
      <text:p text:style-name="P19"/>
      <text:p text:style-name="P21"><text:span text:style-name="T14">'</text:span><text:span text:style-name="T18">use strict</text:span><text:span text:style-name="T14">';</text:span></text:p>
      <text:p text:style-name="P21"><text:span text:style-name="T29">let</text:span><text:span text:style-name="T21"> menu </text:span><text:span text:style-name="T14">=</text:span><text:span text:style-name="T21"> document</text:span><text:span text:style-name="T14">.</text:span><text:span text:style-name="T34">querySelector</text:span><text:span text:style-name="T21">(</text:span><text:span text:style-name="T14">'</text:span><text:span text:style-name="T18">.menu</text:span><text:span text:style-name="T14">'</text:span><text:span text:style-name="T21">)</text:span><text:span text:style-name="T14">;</text:span></text:p>
      <text:p text:style-name="P25"/>
      <text:p text:style-name="P21"><text:span text:style-name="T29">let</text:span><text:span text:style-name="T21"> liLast </text:span><text:span text:style-name="T14">=</text:span><text:span text:style-name="T21"> document</text:span><text:span text:style-name="T14">.</text:span><text:span text:style-name="T34">createElement</text:span><text:span text:style-name="T21">(</text:span><text:span text:style-name="T14">"</text:span><text:span text:style-name="T18">li</text:span><text:span text:style-name="T14">"</text:span><text:span text:style-name="T21">)</text:span><text:span text:style-name="T14">;</text:span></text:p>
      <text:p text:style-name="P25"/>
      <text:p text:style-name="P21"><text:span text:style-name="T21">liLast</text:span><text:span text:style-name="T14">.</text:span><text:span text:style-name="T21">classList</text:span><text:span text:style-name="T14">.</text:span><text:span text:style-name="T34">add</text:span><text:span text:style-name="T21">(</text:span><text:span text:style-name="T14">"</text:span><text:span text:style-name="T18">menu-item</text:span><text:span text:style-name="T14">"</text:span><text:span text:style-name="T21">)</text:span><text:span text:style-name="T14">;</text:span></text:p>
      <text:p text:style-name="P25"/>
      <text:p text:style-name="P21"><text:span text:style-name="T21">liLast</text:span><text:span text:style-name="T14">.</text:span><text:span text:style-name="T21">innerHTML </text:span><text:span text:style-name="T14">=</text:span><text:span text:style-name="T21"> </text:span><text:span text:style-name="T14">"</text:span><text:span text:style-name="T19">Пятый</text:span><text:span text:style-name="T18"> </text:span><text:span text:style-name="T19">Пункт</text:span><text:span text:style-name="T14">";</text:span></text:p>
      <text:p text:style-name="P21"><text:span text:style-name="T33">console</text:span><text:span text:style-name="T14">.</text:span><text:span text:style-name="T34">log</text:span><text:span text:style-name="T21">(liLast)</text:span><text:span text:style-name="T14">;</text:span></text:p>
      <text:p text:style-name="P25"/>
      <text:p text:style-name="P21"><text:span text:style-name="T21">menu</text:span><text:span text:style-name="T14">.</text:span><text:span text:style-name="T34">appendChild</text:span><text:span text:style-name="T21">(liLast)</text:span><text:span text:style-name="T14">;</text:span></text:p>
      <text:p text:style-name="P86"/>
      <text:p text:style-name="P21"><text:span text:style-name="T33">console</text:span><text:span text:style-name="T14">.</text:span><text:span text:style-name="T34">log</text:span><text:span text:style-name="T21">(liLast)</text:span><text:span text:style-name="T14">;</text:span></text:p>
      <text:p text:style-name="P22"><text:span text:style-name="T11"><text:s/>tak mi dobavim v ul sklassom .menu<text:line-break/>ese odin li sklassom menu-item i soderzimim </text:span><text:span text:style-name="T19">Пятый</text:span><text:span text:style-name="T18"> </text:span><text:span text:style-name="T19">Пункт</text:span></text:p>
      <text:p text:style-name="P37"/>
      <text:p text:style-name="P12"/>
      <text:p text:style-name="P12"/>
      <text:p text:style-name="P12"><text:bookmark text:name="_GoBack"/></text:p>
      <text:p text:style-name="P12"/>
      <text:p text:style-name="P12"/>
      <text:p text:style-name="P12">udalenie div po ego classu</text:p>
      <text:p text:style-name="P12"/>
      <text:p text:style-name="P12"/>
      <text:p text:style-name="P21"><text:span text:style-name="T29">let</text:span><text:span text:style-name="T21"> column </text:span><text:span text:style-name="T14">=</text:span><text:span text:style-name="T21"> document</text:span><text:span text:style-name="T14">.</text:span><text:span text:style-name="T34">querySelectorAll</text:span><text:span text:style-name="T21">(</text:span><text:span text:style-name="T14">'</text:span><text:span text:style-name="T18">.adv</text:span><text:span text:style-name="T14">'</text:span><text:span text:style-name="T21">)[</text:span><text:span text:style-name="T31">0</text:span><text:span text:style-name="T21">]</text:span><text:span text:style-name="T14">;</text:span></text:p>
      <text:p text:style-name="P21"><text:span text:style-name="T33">console</text:span><text:span text:style-name="T14">.</text:span><text:span text:style-name="T34">log</text:span><text:span text:style-name="T21">(column)</text:span><text:span text:style-name="T14">;</text:span></text:p>
      <text:p text:style-name="P21"><text:span text:style-name="T21">column</text:span><text:span text:style-name="T14">.</text:span><text:span text:style-name="T34">remove</text:span><text:span text:style-name="T21">()</text:span><text:span text:style-name="T14">;</text:span></text:p>
      <text:p text:style-name="P22"/>
      <text:p text:style-name="P22"/>
      <text:p text:style-name="P38"/>
      <text:p text:style-name="P22"/>
      <text:p text:style-name="P22"/>
      <text:p text:style-name="P31">Sobitija i obrabotsiki</text:p>
      <text:p text:style-name="P64"/>
      <text:list xml:id="list1978553035" text:style-name="L1">
        <text:list-item>
          <text:p text:style-name="P93">naprimer pri clicke na pervuju knopku vihodit alert</text:p>
        </text:list-item>
        <text:list-item>
          <text:p text:style-name="P94">Tkim obrazom mozno toljkko odno sobitie naznatsitj, toestj esli mi dobaim soobsenie snova nazal, to pervoe budet perepisano.</text:p>
        </text:list-item>
      </text:list>
      <text:p text:style-name="P23"/>
      <text:p text:style-name="P39"><text:span text:style-name="T49">let</text:span> <text:span text:style-name="T51">btn</text:span> = <text:span text:style-name="T51">document</text:span>.<text:span text:style-name="T54">getElementsByTagName</text:span>(<text:span text:style-name="T59">"button"</text:span>);</text:p>
      <text:p text:style-name="P63"/>
      <text:p text:style-name="P40"><text:span text:style-name="T51">btn</text:span>[<text:span text:style-name="T62">0</text:span>].<text:span text:style-name="T54">onclick</text:span> = <text:span text:style-name="T49">function</text:span>() {</text:p>
      <text:p text:style-name="P40"><text:span text:style-name="T54">alert</text:span>(<text:span text:style-name="T59">"You have pushed a first button"</text:span>);</text:p>
      <text:p text:style-name="P40">}</text:p>
      <text:p text:style-name="P23"/>
      <text:p text:style-name="P23"/>
      <text:p text:style-name="P23"/>
      <text:p text:style-name="P24"><text:soft-page-break/><text:span text:style-name="T69">Praviljno zadavatj imenno tak<text:line-break/><text:line-break/></text:span><text:span text:style-name="T52">btn</text:span><text:span text:style-name="T66">[</text:span><text:span text:style-name="T63">0</text:span><text:span text:style-name="T66">].</text:span><text:span text:style-name="T55">addEventListener</text:span><text:span text:style-name="T66">(</text:span><text:span text:style-name="T60">'click'</text:span><text:span text:style-name="T66">, </text:span><text:span text:style-name="T50">function</text:span><text:span text:style-name="T66">() {</text:span></text:p>
      <text:p text:style-name="P40"><text:span text:style-name="T54">alert</text:span>(<text:span text:style-name="T59">"You have pushed a first button"</text:span>);</text:p>
      <text:p text:style-name="P40"><text:span text:style-name="T54">alert</text:span>(<text:span text:style-name="T59">"You have pushed a first button again"</text:span>);</text:p>
      <text:p text:style-name="P40">});</text:p>
      <text:p text:style-name="P65">gde pervij <text:s/>parametr eto deistvie click, a vtoroi eto callback function</text:p>
      <text:p text:style-name="P23"/>
      <text:p text:style-name="P23"/>
      <text:p text:style-name="P66">ili vot tak, i togda vtoraja funktsija ne zamenit staruju</text:p>
      <text:p text:style-name="P66"/>
      <text:p text:style-name="P42"><text:span text:style-name="T51">btn</text:span>[<text:span text:style-name="T62">0</text:span>].<text:span text:style-name="T54">addEventListener</text:span>(<text:span text:style-name="T59">'click'</text:span>, <text:span text:style-name="T49">function</text:span>() {</text:p>
      <text:p text:style-name="P40"><text:span text:style-name="T54">alert</text:span>(<text:span text:style-name="T59">"You have pushed a first button"</text:span>);</text:p>
      <text:p text:style-name="P40">});</text:p>
      <text:p text:style-name="P63"/>
      <text:p text:style-name="P40"><text:span text:style-name="T51">btn</text:span>[<text:span text:style-name="T62">0</text:span>].<text:span text:style-name="T54">addEventListener</text:span>(<text:span text:style-name="T59">'click'</text:span>, <text:span text:style-name="T49">function</text:span>() {</text:p>
      <text:p text:style-name="P40"><text:span text:style-name="T54">alert</text:span>(<text:span text:style-name="T59">"You have pushed a first button again"</text:span>);</text:p>
      <text:p text:style-name="P40">});</text:p>
      <text:p text:style-name="P66"/>
      <text:p text:style-name="P66"/>
      <text:p text:style-name="P67">Sobitie pri navedenii na knopku</text:p>
      <text:p text:style-name="P67"/>
      <text:p text:style-name="P43"><text:span text:style-name="T51">btn</text:span>[<text:span text:style-name="T62">0</text:span>].<text:span text:style-name="T54">addEventListener</text:span>(<text:span text:style-name="T59">'mouseenter'</text:span>, <text:span text:style-name="T49">function</text:span>() {</text:p>
      <text:p text:style-name="P40"><text:span text:style-name="T54">alert</text:span>(<text:span text:style-name="T59">"You are hovered first button"</text:span>);</text:p>
      <text:p text:style-name="P40">});</text:p>
      <text:p text:style-name="P67"/>
      <text:p text:style-name="P67"/>
      <text:p text:style-name="P44"><text:span text:style-name="T54">addEventListener- <text:s text:c="4"/></text:span><text:span text:style-name="T58">Dobavlenie sobitija!!</text:span></text:p>
      <text:p text:style-name="P77"/>
      <text:p text:style-name="P77"/>
      <text:p text:style-name="P77"/>
      <text:p text:style-name="P45"><text:span text:style-name="T58">P</text:span><text:span text:style-name="T54">eredaem argument v nas callback <text:s text:c="2"/>EVENT</text:span></text:p>
      <text:p text:style-name="P78"/>
      <text:p text:style-name="P78"/>
      <text:p text:style-name="P45"><text:span text:style-name="T51">btn</text:span>[<text:span text:style-name="T62">0</text:span>].<text:span text:style-name="T54">addEventListener</text:span>(<text:span text:style-name="T59">'click'</text:span>, <text:span text:style-name="T49">function</text:span>(<text:span text:style-name="T51">event</text:span>) {</text:p>
      <text:p text:style-name="P40"><text:span text:style-name="T51">console</text:span>.<text:span text:style-name="T54">log</text:span>(<text:span text:style-name="T59">"It hapens "</text:span> + <text:span text:style-name="T51">event</text:span>.<text:span text:style-name="T51">type</text:span> + <text:span text:style-name="T59">"on the lement "</text:span> + <text:span text:style-name="T51">event</text:span>.<text:span text:style-name="T51">target</text:span>);</text:p>
      <text:p text:style-name="P40">});</text:p>
      <text:p text:style-name="P79"/>
      <text:p text:style-name="Standard">Zdesj mi polutsaem tip sto proizoslo s etim elementom i <text:span text:style-name="T70">kakoj target, kakoj imeno elemnt nazali</text:span></text:p>
      <text:p text:style-name="P68"/>
      <text:p text:style-name="P80">---</text:p>
      <text:p text:style-name="P80"/>
      <text:p text:style-name="P69">Esli neobhodimo sto to sdelatj s elemntom s kotorim mi vzaimodeistvuem, to +</text:p>
      <text:p text:style-name="P69"/>
      <text:p text:style-name="P69"/>
      <text:p text:style-name="P47"><text:span text:style-name="T49">et</text:span> <text:span text:style-name="T51">btn</text:span> = <text:span text:style-name="T51">document</text:span>.<text:span text:style-name="T54">getElementsByTagName</text:span>(<text:span text:style-name="T59">"button"</text:span>);</text:p>
      <text:p text:style-name="P69"/>
      <text:p text:style-name="P46"><text:span text:style-name="T51">btn</text:span>[<text:span text:style-name="T62">0</text:span>].<text:span text:style-name="T54">addEventListener</text:span>(<text:span text:style-name="T59">'click'</text:span>, <text:span text:style-name="T49">function</text:span>(<text:span text:style-name="T51">event</text:span>) {</text:p>
      <text:p text:style-name="P40"><text:span text:style-name="T49">let</text:span> <text:span text:style-name="T51">target</text:span> = <text:span text:style-name="T51">event</text:span>.<text:span text:style-name="T51">target</text:span>;</text:p>
      <text:p text:style-name="P40"><text:span text:style-name="T51">target</text:span>.<text:span text:style-name="T51">style</text:span>.<text:span text:style-name="T51">display</text:span> = <text:span text:style-name="T59">'none'</text:span>;</text:p>
      <text:p text:style-name="P62">/* console.log("It hapens " + event.type + "on the lement " + event.target); */</text:p>
      <text:p text:style-name="P40">});</text:p>
      <text:p text:style-name="P70"><text:soft-page-break/>Pri klicke na knopku ona primet display none</text:p>
      <text:p text:style-name="P70"/>
      <text:p text:style-name="Standard">console.log(event); i vivedem posmotrim na <text:s/>kakuju ze knopku nazali</text:p>
      <text:p text:style-name="Standard"/>
      <text:p text:style-name="Standard"/>
      <text:p text:style-name="P70">-------</text:p>
      <text:p text:style-name="P71">Vsplitije Sobitij, </text:p>
      <text:p text:style-name="P72">naprimer wrapper eto roditelj button</text:p>
      <text:p text:style-name="P72"/>
      <text:p text:style-name="P48"><text:span text:style-name="T51">btn</text:span>[<text:span text:style-name="T62">0</text:span>].<text:span text:style-name="T54">addEventListener</text:span>(<text:span text:style-name="T59">'click'</text:span>, <text:span text:style-name="T49">function</text:span>(<text:span text:style-name="T51">event</text:span>) {</text:p>
      <text:p text:style-name="P62">/* let target = event.target;</text:p>
      <text:p text:style-name="P62">target.style.display = 'none';</text:p>
      <text:p text:style-name="P62">console.log(event); */</text:p>
      <text:p text:style-name="P40"><text:span text:style-name="T51">console</text:span>.<text:span text:style-name="T54">log</text:span>(<text:span text:style-name="T59">"It hapens "</text:span> + <text:span text:style-name="T51">event</text:span>.<text:span text:style-name="T51">type</text:span> + <text:span text:style-name="T59">"on the lement "</text:span> + <text:span text:style-name="T51">event</text:span>.<text:span text:style-name="T51">target</text:span>);</text:p>
      <text:p text:style-name="P40">});</text:p>
      <text:p text:style-name="P63"/>
      <text:p text:style-name="P40"><text:span text:style-name="T51">wrap</text:span>.<text:span text:style-name="T54">addEventListener</text:span>(<text:span text:style-name="T59">'click'</text:span>, <text:span text:style-name="T49">function</text:span> () {</text:p>
      <text:p text:style-name="P40"><text:span text:style-name="T51">console</text:span>.<text:span text:style-name="T54">log</text:span>(<text:span text:style-name="T59">"It hapens "</text:span> + <text:span text:style-name="T51">event</text:span>.<text:span text:style-name="T51">type</text:span> + <text:span text:style-name="T59">"on the lement "</text:span> + <text:span text:style-name="T51">event</text:span>.<text:span text:style-name="T51">target</text:span>);</text:p>
      <text:p text:style-name="P40">});</text:p>
      <text:p text:style-name="P72"/>
      <text:p text:style-name="P73">Toestj vntsale srabotaet sobitije na samom vlozhennom elemnte, a potom <text:s/>poidet verh po ierarhii, k roditeljam</text:p>
      <text:p text:style-name="P73">////</text:p>
      <text:p text:style-name="P73"/>
      <text:p text:style-name="P73">-------------------------------------------------------------------------------------------------------</text:p>
      <text:p text:style-name="P73"/>
      <text:p text:style-name="P74">OTMENA standartnih sobitij v Brauzere</text:p>
      <text:p text:style-name="P74"/>
      <text:p text:style-name="P49"><text:span text:style-name="T51">a</text:span>.<text:span text:style-name="T54">addEventListener</text:span>(<text:span text:style-name="T59">'click'</text:span>, <text:span text:style-name="T49">function</text:span> (<text:span text:style-name="T51">event</text:span>) {</text:p>
      <text:p text:style-name="P40"><text:span text:style-name="T51">event</text:span>.<text:span text:style-name="T54">preventDefault</text:span>();</text:p>
      <text:p text:style-name="P40"><text:span text:style-name="T51">console</text:span>.<text:span text:style-name="T54">log</text:span>(<text:span text:style-name="T59">"It hapens "</text:span> + <text:span text:style-name="T51">event</text:span>.<text:span text:style-name="T51">type</text:span> + <text:span text:style-name="T59">"on the lement "</text:span> + <text:span text:style-name="T51">event</text:span>.<text:span text:style-name="T51">target</text:span>);</text:p>
      <text:p text:style-name="P40">});</text:p>
      <text:p text:style-name="Standard"><text:span text:style-name="T71">Naprimer, zdesj pri pomosi </text:span><text:span text:style-name="T53">event</text:span><text:span text:style-name="T67">.</text:span><text:span text:style-name="T56">preventDefault</text:span><text:span text:style-name="T67">(); </text:span><text:span text:style-name="T71">Mi otmenjaem standartnoe povedenie vrowsera</text:span></text:p>
      <text:p text:style-name="Standard"/>
      <text:p text:style-name="P75"/>
      <text:p text:style-name="P75"/>
      <text:p text:style-name="P75"/>
      <text:p text:style-name="P75">Takim Sposobom mi naznatsaem obrabotsik sobitij na vse knopki</text:p>
      <text:p text:style-name="P75"/>
      <text:p text:style-name="P75"/>
      <text:p text:style-name="P75"/>
      <text:p text:style-name="P50"><text:span text:style-name="T49">let</text:span> <text:span text:style-name="T51">btn</text:span> = <text:span text:style-name="T51">document</text:span>.<text:span text:style-name="T54">querySelectorAll</text:span>(<text:span text:style-name="T59">"button"</text:span>);</text:p>
      <text:p text:style-name="P75"/>
      <text:p text:style-name="P75"/>
      <text:p text:style-name="P50"><text:span text:style-name="T51">btn</text:span>.<text:span text:style-name="T54">forEach</text:span>(<text:span text:style-name="T49">function</text:span>(<text:span text:style-name="T51">item</text:span>) {</text:p>
      <text:p text:style-name="P40"><text:span text:style-name="T51">item</text:span>.<text:span text:style-name="T54">addEventListener</text:span>(<text:span text:style-name="T59">'mouseleave'</text:span>, <text:span text:style-name="T49">function</text:span>() {</text:p>
      <text:p text:style-name="P40"><text:span text:style-name="T51">console</text:span>.<text:span text:style-name="T54">log</text:span>(<text:span text:style-name="T59">'You are quit! '</text:span>);</text:p>
      <text:p text:style-name="P40">});</text:p>
      <text:p text:style-name="P40">});</text:p>
      <text:p text:style-name="P76">Tak pri uveenii miski s knopki ljuboi , mi polutsi quit v console</text:p>
      <text:p text:style-name="P40"/>
      <text:p text:style-name="P51"><text:soft-page-break/></text:p>
      <text:p text:style-name="P50"><text:span text:style-name="T51">budgetValue</text:span>.<text:span text:style-name="T51">textContent</text:span> = <text:span text:style-name="T51">money</text:span>.<text:span text:style-name="T54">toFixed</text:span>();</text:p>
      <text:p text:style-name="P81">to sto mi pllutsili ot poljzovatelja pri pomosi text content <text:s/>vnosim c v money, a pri pomosi methoda toFixed </text:p>
      <text:p text:style-name="P81"/>
      <text:p text:style-name="P82">A esli estj INPUT to mi rabotaem s VALUIE as ne text content</text:p>
      <text:p text:style-name="P82"/>
      <text:p text:style-name="P82"/>
      <text:p text:style-name="P82"/>
      <text:p text:style-name="P82">Zdesj Value iz inouta sto vvel polkjzovatelj mi prisvoim novoi Date <text:s/>parse perevfedet v sekundi <text:s/><text:span text:style-name="T73">i metodom fullyear mi polutsaem kolitsestvo tselih godov</text:span></text:p>
      <text:p text:style-name="P52"><text:span text:style-name="T51">yearValue</text:span>.<text:span text:style-name="T51">value</text:span> = <text:span text:style-name="T49">new</text:span> <text:span text:style-name="T72">Date</text:span>(<text:span text:style-name="T72">Date</text:span>.<text:span text:style-name="T54">parse</text:span>(<text:span text:style-name="T51">time</text:span>)).<text:span text:style-name="T54">getFullYear</text:span>();</text:p>
      <text:p text:style-name="P82"/>
      <text:p text:style-name="P82"/>
      <text:p text:style-name="P83">To za samoe mesjats, JS vse s nulja poetomu +1</text:p>
      <text:p text:style-name="P52"><text:span text:style-name="T51">monthValue</text:span>.<text:span text:style-name="T51">value</text:span> = <text:span text:style-name="T49">new</text:span> <text:span text:style-name="T72">Date</text:span>(<text:span text:style-name="T72">Date</text:span>.<text:span text:style-name="T54">parse</text:span>(<text:span text:style-name="T51">time</text:span>)).<text:span text:style-name="T54">getMonth</text:span>()+<text:span text:style-name="T62">1</text:span>;</text:p>
      <text:p text:style-name="P82"/>
      <text:p text:style-name="P82"/>
      <text:p text:style-name="P84">Denj iz inputa</text:p>
      <text:p text:style-name="P84"/>
      <text:p text:style-name="P53"><text:span text:style-name="T51">dayValue</text:span>.<text:span text:style-name="T51">value</text:span> = <text:span text:style-name="T49">new</text:span> <text:span text:style-name="T72">Date</text:span>(<text:span text:style-name="T72">Date</text:span>.<text:span text:style-name="T54">parse</text:span>(<text:span text:style-name="T51">time</text:span>)).<text:span text:style-name="T54">getDate</text:span>();</text:p>
      <text:p text:style-name="P84"/>
      <text:p text:style-name="P84"/>
      <text:p text:style-name="P84"/>
      <text:p text:style-name="P84"/>
      <text:p text:style-name="P85">Pri klicke na knopku </text:p>
      <text:p text:style-name="P84"/>
      <text:p text:style-name="P53"><text:span text:style-name="T51">expensesBtn</text:span>.<text:span text:style-name="T54">addEventListener</text:span>(<text:span text:style-name="T59">'click'</text:span>, <text:span text:style-name="T49">function</text:span> () {</text:p>
      <text:p text:style-name="P40"><text:span text:style-name="T49">let</text:span> <text:span text:style-name="T51">sum</text:span> = <text:span text:style-name="T62">0</text:span>;</text:p>
      <text:p text:style-name="P63"/>
      <text:p text:style-name="P40"><text:span text:style-name="T65">for</text:span> (<text:span text:style-name="T49">let</text:span> <text:span text:style-name="T51">i</text:span> = <text:span text:style-name="T62">0</text:span>; <text:span text:style-name="T51">i</text:span> &lt; <text:span text:style-name="T51">expensesItem</text:span>.<text:span text:style-name="T51">length</text:span>; <text:span text:style-name="T51">i</text:span>++) {</text:p>
      <text:p text:style-name="P40"><text:span text:style-name="T49">let</text:span> <text:span text:style-name="T51">a</text:span> = <text:span text:style-name="T51">expensesItem</text:span>[<text:span text:style-name="T51">i</text:span>].<text:span text:style-name="T51">value</text:span>,</text:p>
      <text:p text:style-name="P40"><text:span text:style-name="T51">b</text:span> = <text:span text:style-name="T51">expensesItem</text:span>[++<text:span text:style-name="T51">i</text:span>].<text:span text:style-name="T51">value</text:span>;</text:p>
      <text:p text:style-name="P40"><text:span text:style-name="T65">if</text:span> ( <text:span text:style-name="T49">typeof</text:span>(<text:span text:style-name="T51">a</text:span>)===<text:span text:style-name="T59">'string'</text:span> &amp;&amp; <text:span text:style-name="T49">typeof</text:span>(<text:span text:style-name="T51">a</text:span>) != <text:span text:style-name="T49">null</text:span> &amp;&amp; <text:span text:style-name="T49">typeof</text:span>(<text:span text:style-name="T51">b</text:span>) != <text:span text:style-name="T49">null</text:span> &amp;&amp; <text:span text:style-name="T51">a</text:span> != <text:span text:style-name="T59">""</text:span> &amp;&amp; <text:span text:style-name="T51">b</text:span> != <text:span text:style-name="T59">""</text:span> &amp;&amp; <text:span text:style-name="T51">a</text:span>.<text:span text:style-name="T51">length</text:span> &lt; <text:span text:style-name="T62">50</text:span>) {</text:p>
      <text:p text:style-name="P40"><text:span text:style-name="T51">console</text:span>.<text:span text:style-name="T54">log</text:span> (<text:span text:style-name="T59">"done"</text:span>);</text:p>
      <text:p text:style-name="P40"><text:span text:style-name="T51">appData</text:span>.<text:span text:style-name="T51">expenses</text:span>[<text:span text:style-name="T51">a</text:span>] = <text:span text:style-name="T51">b</text:span>;</text:p>
      <text:p text:style-name="P40"><text:span text:style-name="T51">sum</text:span> += +<text:span text:style-name="T51">b</text:span>; </text:p>
      <text:p text:style-name="P40">} <text:span text:style-name="T65">else</text:span> {</text:p>
      <text:p text:style-name="P40"><text:span text:style-name="T51">console</text:span>.<text:span text:style-name="T54">log</text:span> (<text:span text:style-name="T59">"bad result"</text:span>);</text:p>
      <text:p text:style-name="P40"><text:span text:style-name="T51">i</text:span>--;</text:p>
      <text:p text:style-name="P40">}</text:p>
      <text:p text:style-name="P40">}</text:p>
      <text:p text:style-name="P63"/>
      <text:p text:style-name="P40">});</text:p>
      <text:p text:style-name="P84"/>
      <text:p text:style-name="P84"/>
      <text:p text:style-name="P96">Change- eto sobitie , kogda mi ubiraem misku s nasego inputa naprimer.</text:p>
      <text:p text:style-name="P96"/>
      <text:p text:style-name="P98"><text:span text:style-name="T51">incomeItem</text:span>.<text:span text:style-name="T54">addEventListener</text:span>(<text:span text:style-name="T59">'change'</text:span>, <text:span text:style-name="T49">function</text:span> () {</text:p>
      <text:p text:style-name="P40"><text:span text:style-name="T49">let</text:span> <text:span text:style-name="T51">items</text:span> = <text:span text:style-name="T51">incomeItem</text:span>.<text:span text:style-name="T51">value</text:span>;</text:p>
      <text:p text:style-name="P40"><text:span text:style-name="T51">appData</text:span>.<text:span text:style-name="T51">income</text:span> = <text:span text:style-name="T51">items</text:span>.<text:span text:style-name="T54">split</text:span>(<text:span text:style-name="T59">", "</text:span>);</text:p>
      <text:p text:style-name="P40"><text:soft-page-break/><text:span text:style-name="T51">incomeValue</text:span>.<text:span text:style-name="T51">textContent</text:span> = <text:span text:style-name="T51">appData</text:span>.<text:span text:style-name="T51">income</text:span>;</text:p>
      <text:p text:style-name="P40">});</text:p>
      <text:p text:style-name="P96"/>
      <text:p text:style-name="P101">Vse Sto mi zdesj vvodili , pojavitsja v pole, kak toljko mi kliknem v drugom meste</text:p>
      <text:p text:style-name="P101"/>
      <text:p text:style-name="P102">A esli mi hotim stobi srazu peredavalosj v moment napisanija togda <text:s/>metod input</text:p>
      <text:p text:style-name="P102"/>
      <text:p text:style-name="P99"><text:span text:style-name="T51">incomeItem</text:span>.<text:span text:style-name="T54">addEventListener</text:span>(<text:span text:style-name="T59">'input'</text:span>, <text:span text:style-name="T49">function</text:span> () {</text:p>
      <text:p text:style-name="P40"><text:span text:style-name="T49">let</text:span> <text:span text:style-name="T51">items</text:span> = <text:span text:style-name="T51">incomeItem</text:span>.<text:span text:style-name="T51">value</text:span>;</text:p>
      <text:p text:style-name="P40"><text:span text:style-name="T51">appData</text:span>.<text:span text:style-name="T51">income</text:span> = <text:span text:style-name="T51">items</text:span>.<text:span text:style-name="T54">split</text:span>(<text:span text:style-name="T59">", "</text:span>);</text:p>
      <text:p text:style-name="P40"><text:span text:style-name="T51">incomeValue</text:span>.<text:span text:style-name="T51">textContent</text:span> = <text:span text:style-name="T51">appData</text:span>.<text:span text:style-name="T51">income</text:span>;</text:p>
      <text:p text:style-name="P40">});</text:p>
      <text:p text:style-name="P99"/>
      <text:p text:style-name="P102"/>
      <text:p text:style-name="P102"/>
      <text:p text:style-name="P103">Okrugljaem polutsenije dannie do 1 desjatoj</text:p>
      <text:p text:style-name="P103"/>
      <text:p text:style-name="P100"><text:span text:style-name="T51">monthSavingsValue</text:span>.<text:span text:style-name="T51">textContent</text:span> = <text:span text:style-name="T51">appData</text:span>.<text:span text:style-name="T51">monthIncome</text:span>.<text:span text:style-name="T54">toFixed</text:span>(<text:span text:style-name="T62">1</text:span>);</text:p>
      <text:p text:style-name="P40">}</text:p>
      <text:p text:style-name="P103"/>
      <text:p text:style-name="P103"/>
      <text:p text:style-name="P104"><text:span text:style-name="T57">toFixed</text:span><text:span text:style-name="T68">(</text:span><text:span text:style-name="T64">1</text:span><text:span text:style-name="T68">); <text:s/></text:span><text:span text:style-name="T74">V skobksh tsislo, posle zapjatoi zdesj do desjatih, <text:s text:c="2"/>a <text:s/></text:span><text:span text:style-name="T57">toFixed</text:span><text:span text:style-name="T68">(</text:span><text:span text:style-name="T64">2</text:span><text:span text:style-name="T68">);- to soti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-k" style:family="text" style:parent-style-name="Default_20_Paragraph_20_Font"/>
    <style:style style:name="pl-en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pl-smi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ser-initials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editing-cycles>73</meta:editing-cycles>
    <meta:creation-date>2020-01-08T18:47:00</meta:creation-date>
    <dc:date>2020-04-25T23:00:16.521815437</dc:date>
    <meta:editing-duration>PT22H44M46S</meta:editing-duration>
    <meta:generator>LibreOffice/6.4.2.2$Linux_X86_64 LibreOffice_project/40$Build-2</meta:generator>
    <meta:document-statistic meta:table-count="1" meta:image-count="0" meta:object-count="0" meta:page-count="19" meta:paragraph-count="542" meta:word-count="2685" meta:character-count="19150" meta:non-whitespace-character-count="16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